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column table:style-name="co1" table:number-columns-repeated="20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ura</text:p>
          </table:table-cell>
          <table:table-cell office:value-type="float" office:value="1944">
            <text:p>1944</text:p>
          </table:table-cell>
          <table:table-cell office:value-type="string">
            <text:p>tt0037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slight</text:p>
          </table:table-cell>
          <table:table-cell office:value-type="string">
            <text:p>Gasnący płomień</text:p>
          </table:table-cell>
          <table:table-cell office:value-type="float" office:value="1944">
            <text:p>1944</text:p>
          </table:table-cell>
          <table:table-cell office:value-type="string">
            <text:p>tt0036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nflict</text:p>
          </table:table-cell>
          <table:table-cell office:value-type="string">
            <text:p>Konflikt</text:p>
          </table:table-cell>
          <table:table-cell office:value-type="float" office:value="1945">
            <text:p>1945</text:p>
          </table:table-cell>
          <table:table-cell office:value-type="string">
            <text:p>tt00376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olberg</text:p>
          </table:table-cell>
          <table:table-cell office:value-type="string">
            <text:p>Kołobrzeg</text:p>
          </table:table-cell>
          <table:table-cell office:value-type="float" office:value="1945">
            <text:p>1945</text:p>
          </table:table-cell>
          <table:table-cell office:value-type="string">
            <text:p>tt00369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st Years of Our Lives</text:p>
          </table:table-cell>
          <table:table-cell office:value-type="string">
            <text:p>Najlepsze lata naszego życia</text:p>
          </table:table-cell>
          <table:table-cell office:value-type="float" office:value="1946">
            <text:p>1946</text:p>
          </table:table-cell>
          <table:table-cell office:value-type="string">
            <text:p>tt00368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leep</text:p>
          </table:table-cell>
          <table:table-cell office:value-type="string">
            <text:p>Wielki sen</text:p>
          </table:table-cell>
          <table:table-cell office:value-type="float" office:value="1946">
            <text:p>1946</text:p>
          </table:table-cell>
          <table:table-cell office:value-type="string">
            <text:p>tt0038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Wielkie oczekiwania</text:p>
          </table:table-cell>
          <table:table-cell office:value-type="float" office:value="1946">
            <text:p>1946</text:p>
          </table:table-cell>
          <table:table-cell office:value-type="string">
            <text:p>tt00385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Mörder sind unter uns</text:p>
          </table:table-cell>
          <table:table-cell office:value-type="string">
            <text:p>Mordercy są wśród nas</text:p>
          </table:table-cell>
          <table:table-cell office:value-type="float" office:value="1946">
            <text:p>1946</text:p>
          </table:table-cell>
          <table:table-cell office:value-type="string">
            <text:p>tt0038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cret Beyond the Door</text:p>
          </table:table-cell>
          <table:table-cell office:value-type="string">
            <text:p>Tajemnica za drzwiami</text:p>
          </table:table-cell>
          <table:table-cell office:value-type="float" office:value="1947">
            <text:p>1947</text:p>
          </table:table-cell>
          <table:table-cell office:value-type="string">
            <text:p>tt00407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rk Passage</text:p>
          </table:table-cell>
          <table:table-cell office:value-type="string">
            <text:p>Mroczne przejście</text:p>
          </table:table-cell>
          <table:table-cell office:value-type="float" office:value="1947">
            <text:p>1947</text:p>
          </table:table-cell>
          <table:table-cell office:value-type="string">
            <text:p>tt00393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wo Mrs. Carrolls</text:p>
          </table:table-cell>
          <table:table-cell office:value-type="string">
            <text:p>Dwie panie Carrolls</text:p>
          </table:table-cell>
          <table:table-cell office:value-type="float" office:value="1947">
            <text:p>1947</text:p>
          </table:table-cell>
          <table:table-cell office:value-type="string">
            <text:p>tt00399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t Apache</text:p>
          </table:table-cell>
          <table:table-cell office:value-type="string">
            <text:p>Masakra Fortu Apache</text:p>
          </table:table-cell>
          <table:table-cell office:value-type="float" office:value="1948">
            <text:p>1948</text:p>
          </table:table-cell>
          <table:table-cell office:value-type="string">
            <text:p>tt00403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48">
            <text:p>1948</text:p>
          </table:table-cell>
          <table:table-cell office:value-type="string">
            <text:p>tt0040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Sierra Madre</text:p>
          </table:table-cell>
          <table:table-cell office:value-type="string">
            <text:p>Skarb Sierra Madre</text:p>
          </table:table-cell>
          <table:table-cell office:value-type="float" office:value="1948">
            <text:p>1948</text:p>
          </table:table-cell>
          <table:table-cell office:value-type="string">
            <text:p>tt0040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ey Largo</text:p>
          </table:table-cell>
          <table:table-cell office:value-type="float" office:value="1948">
            <text:p>1948</text:p>
          </table:table-cell>
          <table:table-cell office:value-type="string">
            <text:p>tt004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d River</text:p>
          </table:table-cell>
          <table:table-cell office:value-type="string">
            <text:p>Rzeka Czerwona</text:p>
          </table:table-cell>
          <table:table-cell office:value-type="float" office:value="1948">
            <text:p>1948</text:p>
          </table:table-cell>
          <table:table-cell office:value-type="string">
            <text:p>tt00407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d Shoes</text:p>
          </table:table-cell>
          <table:table-cell office:value-type="string">
            <text:p>Czerwone trzewiki</text:p>
          </table:table-cell>
          <table:table-cell office:value-type="float" office:value="1948">
            <text:p>1948</text:p>
          </table:table-cell>
          <table:table-cell office:value-type="string">
            <text:p>tt00407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Oliver Twist</text:p>
          </table:table-cell>
          <table:table-cell office:value-type="float" office:value="1948">
            <text:p>1948</text:p>
          </table:table-cell>
          <table:table-cell office:value-type="string">
            <text:p>tt00406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dam's Rib</text:p>
          </table:table-cell>
          <table:table-cell office:value-type="string">
            <text:p>Żebro Adama</text:p>
          </table:table-cell>
          <table:table-cell office:value-type="float" office:value="1949">
            <text:p>1949</text:p>
          </table:table-cell>
          <table:table-cell office:value-type="string">
            <text:p>tt00410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he Wore a Yellow Ribbon</text:p>
          </table:table-cell>
          <table:table-cell office:value-type="string">
            <text:p>Nosiła żółtą wstążkę</text:p>
          </table:table-cell>
          <table:table-cell office:value-type="float" office:value="1949">
            <text:p>1949</text:p>
          </table:table-cell>
          <table:table-cell office:value-type="string">
            <text:p>tt00418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Taniej o tuzin</text:p>
          </table:table-cell>
          <table:table-cell office:value-type="float" office:value="1950">
            <text:p>1950</text:p>
          </table:table-cell>
          <table:table-cell office:value-type="string">
            <text:p>tt0042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Grande</text:p>
          </table:table-cell>
          <table:table-cell office:value-type="float" office:value="1950">
            <text:p>1950</text:p>
          </table:table-cell>
          <table:table-cell office:value-type="string">
            <text:p>tt00428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uisa</text:p>
          </table:table-cell>
          <table:table-cell office:value-type="float" office:value="1950">
            <text:p>1950</text:p>
          </table:table-cell>
          <table:table-cell office:value-type="string">
            <text:p>tt00426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doppelte Lottchen</text:p>
          </table:table-cell>
          <table:table-cell office:value-type="string">
            <text:p>Ania i Mania</text:p>
          </table:table-cell>
          <table:table-cell office:value-type="float" office:value="1950">
            <text:p>1950</text:p>
          </table:table-cell>
          <table:table-cell office:value-type="string">
            <text:p>tt00424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ashomon</text:p>
          </table:table-cell>
          <table:table-cell office:value-type="float" office:value="1950">
            <text:p>1950</text:p>
          </table:table-cell>
          <table:table-cell office:value-type="string">
            <text:p>tt0042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1951">
            <text:p>1951</text:p>
          </table:table-cell>
          <table:table-cell office:value-type="string">
            <text:p>tt0043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Streetcar Named Desire</text:p>
          </table:table-cell>
          <table:table-cell office:value-type="string">
            <text:p>Tramwaj zwany pożądaniem</text:p>
          </table:table-cell>
          <table:table-cell office:value-type="float" office:value="1951">
            <text:p>1951</text:p>
          </table:table-cell>
          <table:table-cell office:value-type="string">
            <text:p>tt0044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stant Drums</text:p>
          </table:table-cell>
          <table:table-cell office:value-type="string">
            <text:p>Odległe bębny</text:p>
          </table:table-cell>
          <table:table-cell office:value-type="float" office:value="1951">
            <text:p>1951</text:p>
          </table:table-cell>
          <table:table-cell office:value-type="string">
            <text:p>tt0043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dtime for Bonzo</text:p>
          </table:table-cell>
          <table:table-cell office:value-type="string">
            <text:p>Dobranoc Bonzo</text:p>
          </table:table-cell>
          <table:table-cell office:value-type="float" office:value="1951">
            <text:p>1951</text:p>
          </table:table-cell>
          <table:table-cell office:value-type="string">
            <text:p>tt00433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1951">
            <text:p>1951</text:p>
          </table:table-cell>
          <table:table-cell office:value-type="string">
            <text:p>tt00434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51">
            <text:p>1951</text:p>
          </table:table-cell>
          <table:table-cell office:value-type="string">
            <text:p>tt00435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 American in Paris</text:p>
          </table:table-cell>
          <table:table-cell office:value-type="string">
            <text:p>Amerykanin w Paryżu</text:p>
          </table:table-cell>
          <table:table-cell office:value-type="float" office:value="1951">
            <text:p>1951</text:p>
          </table:table-cell>
          <table:table-cell office:value-type="string">
            <text:p>tt004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n der Liebe</text:p>
          </table:table-cell>
          <table:table-cell office:value-type="string">
            <text:p>Fanfary miłości</text:p>
          </table:table-cell>
          <table:table-cell office:value-type="float" office:value="1951">
            <text:p>1951</text:p>
          </table:table-cell>
          <table:table-cell office:value-type="string">
            <text:p>tt00435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Sünderin</text:p>
          </table:table-cell>
          <table:table-cell office:value-type="string">
            <text:p>Grzesznica</text:p>
          </table:table-cell>
          <table:table-cell office:value-type="float" office:value="1951">
            <text:p>1951</text:p>
          </table:table-cell>
          <table:table-cell office:value-type="string">
            <text:p>tt00440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ngin' in the Rain</text:p>
          </table:table-cell>
          <table:table-cell office:value-type="string">
            <text:p>Deszczowa piosenka</text:p>
          </table:table-cell>
          <table:table-cell office:value-type="float" office:value="1952">
            <text:p>1952</text:p>
          </table:table-cell>
          <table:table-cell office:value-type="string">
            <text:p>tt00451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weissen Rössl</text:p>
          </table:table-cell>
          <table:table-cell office:value-type="string">
            <text:p>W gospodzie Biały Koń</text:p>
          </table:table-cell>
          <table:table-cell office:value-type="float" office:value="1952">
            <text:p>1952</text:p>
          </table:table-cell>
          <table:table-cell office:value-type="string">
            <text:p>tt00447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ter Pan</text:p>
          </table:table-cell>
          <table:table-cell office:value-type="string">
            <text:p>Piotruś Pan</text:p>
          </table:table-cell>
          <table:table-cell office:value-type="float" office:value="1953">
            <text:p>1953</text:p>
          </table:table-cell>
          <table:table-cell office:value-type="string">
            <text:p>tt00461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entlemen Prefer Blondes</text:p>
          </table:table-cell>
          <table:table-cell office:value-type="string">
            <text:p>Mężczyźni wolą blondynki</text:p>
          </table:table-cell>
          <table:table-cell office:value-type="float" office:value="1953">
            <text:p>1953</text:p>
          </table:table-cell>
          <table:table-cell office:value-type="string">
            <text:p>tt00458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itanic</text:p>
          </table:table-cell>
          <table:table-cell office:value-type="float" office:value="1953">
            <text:p>1953</text:p>
          </table:table-cell>
          <table:table-cell office:value-type="string">
            <text:p>tt0046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om Here to Eternity</text:p>
          </table:table-cell>
          <table:table-cell office:value-type="string">
            <text:p>Stąd do wieczności</text:p>
          </table:table-cell>
          <table:table-cell office:value-type="float" office:value="1953">
            <text:p>1953</text:p>
          </table:table-cell>
          <table:table-cell office:value-type="string">
            <text:p>tt00457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Confess</text:p>
          </table:table-cell>
          <table:table-cell office:value-type="string">
            <text:p>Wyznaję</text:p>
          </table:table-cell>
          <table:table-cell office:value-type="float" office:value="1953">
            <text:p>1953</text:p>
          </table:table-cell>
          <table:table-cell office:value-type="string">
            <text:p>tt0045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Niagara</text:p>
          </table:table-cell>
          <table:table-cell office:value-type="float" office:value="1953">
            <text:p>1953</text:p>
          </table:table-cell>
          <table:table-cell office:value-type="string">
            <text:p>tt0046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w to Marry a Millionaire</text:p>
          </table:table-cell>
          <table:table-cell office:value-type="string">
            <text:p>Jak poślubić milionera</text:p>
          </table:table-cell>
          <table:table-cell office:value-type="float" office:value="1953">
            <text:p>1953</text:p>
          </table:table-cell>
          <table:table-cell office:value-type="string">
            <text:p>tt00458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ar of the Worlds</text:p>
          </table:table-cell>
          <table:table-cell office:value-type="string">
            <text:p>Wojna światów</text:p>
          </table:table-cell>
          <table:table-cell office:value-type="float" office:value="1953">
            <text:p>1953</text:p>
          </table:table-cell>
          <table:table-cell office:value-type="string">
            <text:p>tt00465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ilman Mueller</text:p>
          </table:table-cell>
          <table:table-cell office:value-type="string">
            <text:p>Listonosz Mueller</text:p>
          </table:table-cell>
          <table:table-cell office:value-type="float" office:value="1953">
            <text:p>1953</text:p>
          </table:table-cell>
          <table:table-cell office:value-type="string">
            <text:p>tt0045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eine Angst vor großen Tieren</text:p>
          </table:table-cell>
          <table:table-cell office:value-type="string">
            <text:p>Nie boi się dużych zwierząt</text:p>
          </table:table-cell>
          <table:table-cell office:value-type="float" office:value="1953">
            <text:p>1953</text:p>
          </table:table-cell>
          <table:table-cell office:value-type="string">
            <text:p>tt00459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ünktchen und Anton</text:p>
          </table:table-cell>
          <table:table-cell office:value-type="string">
            <text:p>Annaluise i Anton</text:p>
          </table:table-cell>
          <table:table-cell office:value-type="float" office:value="1953">
            <text:p>1953</text:p>
          </table:table-cell>
          <table:table-cell office:value-type="string">
            <text:p>tt004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Salaire de la peur</text:p>
          </table:table-cell>
          <table:table-cell office:value-type="string">
            <text:p>Cena strachu</text:p>
          </table:table-cell>
          <table:table-cell office:value-type="float" office:value="1953">
            <text:p>1953</text:p>
          </table:table-cell>
          <table:table-cell office:value-type="string">
            <text:p>tt00462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acances de Monsieur Hulot</text:p>
          </table:table-cell>
          <table:table-cell office:value-type="string">
            <text:p>Wakacje pana Hulot</text:p>
          </table:table-cell>
          <table:table-cell office:value-type="float" office:value="1953">
            <text:p>1953</text:p>
          </table:table-cell>
          <table:table-cell office:value-type="string">
            <text:p>tt0046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aine Mutiny</text:p>
          </table:table-cell>
          <table:table-cell office:value-type="string">
            <text:p>Bunt na okręcie</text:p>
          </table:table-cell>
          <table:table-cell office:value-type="float" office:value="1954">
            <text:p>1954</text:p>
          </table:table-cell>
          <table:table-cell office:value-type="string">
            <text:p>tt00468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iver of No Return</text:p>
          </table:table-cell>
          <table:table-cell office:value-type="string">
            <text:p>Rzeka bez powrotu</text:p>
          </table:table-cell>
          <table:table-cell office:value-type="float" office:value="1954">
            <text:p>1954</text:p>
          </table:table-cell>
          <table:table-cell office:value-type="string">
            <text:p>tt00474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lenn Miller Story</text:p>
          </table:table-cell>
          <table:table-cell office:value-type="string">
            <text:p>Historia Glenna Millera</text:p>
          </table:table-cell>
          <table:table-cell office:value-type="float" office:value="1954">
            <text:p>1954</text:p>
          </table:table-cell>
          <table:table-cell office:value-type="string">
            <text:p>tt00470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n the Waterfront</text:p>
          </table:table-cell>
          <table:table-cell office:value-type="string">
            <text:p>Na nabrzeżach</text:p>
          </table:table-cell>
          <table:table-cell office:value-type="float" office:value="1954">
            <text:p>1954</text:p>
          </table:table-cell>
          <table:table-cell office:value-type="string">
            <text:p>tt00472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imal Farm</text:p>
          </table:table-cell>
          <table:table-cell office:value-type="string">
            <text:p>Folwark zwierzęcy</text:p>
          </table:table-cell>
          <table:table-cell office:value-type="float" office:value="1954">
            <text:p>1954</text:p>
          </table:table-cell>
          <table:table-cell office:value-type="string">
            <text:p>tt00478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54">
            <text:p>1954</text:p>
          </table:table-cell>
          <table:table-cell office:value-type="string">
            <text:p>tt00466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1954">
            <text:p>1954</text:p>
          </table:table-cell>
          <table:table-cell office:value-type="string">
            <text:p>tt00469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Classroom</text:p>
          </table:table-cell>
          <table:table-cell office:value-type="string">
            <text:p>Latająca klasa</text:p>
          </table:table-cell>
          <table:table-cell office:value-type="float" office:value="1954">
            <text:p>1954</text:p>
          </table:table-cell>
          <table:table-cell office:value-type="string">
            <text:p>tt0046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nso</text:p>
          </table:table-cell>
          <table:table-cell office:value-type="string">
            <text:p>Zmysły</text:p>
          </table:table-cell>
          <table:table-cell office:value-type="float" office:value="1954">
            <text:p>1954</text:p>
          </table:table-cell>
          <table:table-cell office:value-type="string">
            <text:p>tt0047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Samurai</text:p>
          </table:table-cell>
          <table:table-cell office:value-type="string">
            <text:p>Siedmiu samurajów</text:p>
          </table:table-cell>
          <table:table-cell office:value-type="float" office:value="1954">
            <text:p>1954</text:p>
          </table:table-cell>
          <table:table-cell office:value-type="string">
            <text:p>tt00474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Godzilla</text:p>
          </table:table-cell>
          <table:table-cell office:value-type="float" office:value="1954">
            <text:p>1954</text:p>
          </table:table-cell>
          <table:table-cell office:value-type="string">
            <text:p>tt00470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ven Year Itch</text:p>
          </table:table-cell>
          <table:table-cell office:value-type="string">
            <text:p>Słomiany wdowiec</text:p>
          </table:table-cell>
          <table:table-cell office:value-type="float" office:value="1955">
            <text:p>1955</text:p>
          </table:table-cell>
          <table:table-cell office:value-type="string">
            <text:p>tt00486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dy and the Tramp</text:p>
          </table:table-cell>
          <table:table-cell office:value-type="string">
            <text:p>Zakochany kundel</text:p>
          </table:table-cell>
          <table:table-cell office:value-type="float" office:value="1955">
            <text:p>1955</text:p>
          </table:table-cell>
          <table:table-cell office:value-type="string">
            <text:p>tt00482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's Kiss</text:p>
          </table:table-cell>
          <table:table-cell office:value-type="string">
            <text:p>Pocałunek mordercy</text:p>
          </table:table-cell>
          <table:table-cell office:value-type="float" office:value="1955">
            <text:p>1955</text:p>
          </table:table-cell>
          <table:table-cell office:value-type="string">
            <text:p>tt00482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Night of the Hunter</text:p>
          </table:table-cell>
          <table:table-cell office:value-type="string">
            <text:p>Noc myśliwego</text:p>
          </table:table-cell>
          <table:table-cell office:value-type="float" office:value="1955">
            <text:p>1955</text:p>
          </table:table-cell>
          <table:table-cell office:value-type="string">
            <text:p>tt00484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d Day at Black Rock</text:p>
          </table:table-cell>
          <table:table-cell office:value-type="string">
            <text:p>Czarny dzień w Black Rock</text:p>
          </table:table-cell>
          <table:table-cell office:value-type="float" office:value="1955">
            <text:p>1955</text:p>
          </table:table-cell>
          <table:table-cell office:value-type="string">
            <text:p>tt00478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55">
            <text:p>1955</text:p>
          </table:table-cell>
          <table:table-cell office:value-type="string">
            <text:p>tt00488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Cities of Gold</text:p>
          </table:table-cell>
          <table:table-cell office:value-type="string">
            <text:p>Siedem złotych miast</text:p>
          </table:table-cell>
          <table:table-cell office:value-type="float" office:value="1955">
            <text:p>1955</text:p>
          </table:table-cell>
          <table:table-cell office:value-type="string">
            <text:p>tt00486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issi</text:p>
          </table:table-cell>
          <table:table-cell office:value-type="float" office:value="1955">
            <text:p>1955</text:p>
          </table:table-cell>
          <table:table-cell office:value-type="string">
            <text:p>tt0048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55">
            <text:p>1955</text:p>
          </table:table-cell>
          <table:table-cell office:value-type="string">
            <text:p>tt00494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round the World in 80 Days</text:p>
          </table:table-cell>
          <table:table-cell office:value-type="string">
            <text:p>W 80 dni dookoła świata</text:p>
          </table:table-cell>
          <table:table-cell office:value-type="float" office:value="1956">
            <text:p>1956</text:p>
          </table:table-cell>
          <table:table-cell office:value-type="string">
            <text:p>tt0048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archers</text:p>
          </table:table-cell>
          <table:table-cell office:value-type="string">
            <text:p>Poszukiwacze</text:p>
          </table:table-cell>
          <table:table-cell office:value-type="float" office:value="1956">
            <text:p>1956</text:p>
          </table:table-cell>
          <table:table-cell office:value-type="string">
            <text:p>tt0049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nny Goodman Story</text:p>
          </table:table-cell>
          <table:table-cell office:value-type="string">
            <text:p>Opowieść o Bennym Goodmanie</text:p>
          </table:table-cell>
          <table:table-cell office:value-type="float" office:value="1956">
            <text:p>1956</text:p>
          </table:table-cell>
          <table:table-cell office:value-type="string">
            <text:p>tt00478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Killing</text:p>
          </table:table-cell>
          <table:table-cell office:value-type="string">
            <text:p>Zabójstwo</text:p>
          </table:table-cell>
          <table:table-cell office:value-type="float" office:value="1956">
            <text:p>1956</text:p>
          </table:table-cell>
          <table:table-cell office:value-type="string">
            <text:p>tt00494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Me Tender</text:p>
          </table:table-cell>
          <table:table-cell office:value-type="string">
            <text:p>Kochaj mnie czule</text:p>
          </table:table-cell>
          <table:table-cell office:value-type="float" office:value="1956">
            <text:p>1956</text:p>
          </table:table-cell>
          <table:table-cell office:value-type="string">
            <text:p>tt0049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porywaczy ciał</text:p>
          </table:table-cell>
          <table:table-cell office:value-type="float" office:value="1956">
            <text:p>1956</text:p>
          </table:table-cell>
          <table:table-cell office:value-type="string">
            <text:p>tt00493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bidden Planet</text:p>
          </table:table-cell>
          <table:table-cell office:value-type="string">
            <text:p>Zakazana planeta</text:p>
          </table:table-cell>
          <table:table-cell office:value-type="float" office:value="1956">
            <text:p>1956</text:p>
          </table:table-cell>
          <table:table-cell office:value-type="string">
            <text:p>tt00492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's Aunt</text:p>
          </table:table-cell>
          <table:table-cell office:value-type="string">
            <text:p>Ciotka Charleya</text:p>
          </table:table-cell>
          <table:table-cell office:value-type="float" office:value="1956">
            <text:p>1956</text:p>
          </table:table-cell>
          <table:table-cell office:value-type="string">
            <text:p>tt00479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app Family</text:p>
          </table:table-cell>
          <table:table-cell office:value-type="string">
            <text:p>Rodzina Trappów</text:p>
          </table:table-cell>
          <table:table-cell office:value-type="float" office:value="1956">
            <text:p>1956</text:p>
          </table:table-cell>
          <table:table-cell office:value-type="string">
            <text:p>tt0049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The Young Empress</text:p>
          </table:table-cell>
          <table:table-cell office:value-type="string">
            <text:p>Sissi - Młoda cesarzowa</text:p>
          </table:table-cell>
          <table:table-cell office:value-type="float" office:value="1956">
            <text:p>1956</text:p>
          </table:table-cell>
          <table:table-cell office:value-type="string">
            <text:p>tt0049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ths of Glory</text:p>
          </table:table-cell>
          <table:table-cell office:value-type="string">
            <text:p>Ścieżki chwały</text:p>
          </table:table-cell>
          <table:table-cell office:value-type="float" office:value="1957">
            <text:p>1957</text:p>
          </table:table-cell>
          <table:table-cell office:value-type="string">
            <text:p>tt00508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tness for the Prosecution</text:p>
          </table:table-cell>
          <table:table-cell office:value-type="string">
            <text:p>Świadek oskarżenia</text:p>
          </table:table-cell>
          <table:table-cell office:value-type="float" office:value="1957">
            <text:p>1957</text:p>
          </table:table-cell>
          <table:table-cell office:value-type="string">
            <text:p>tt00512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ailhouse Rock</text:p>
          </table:table-cell>
          <table:table-cell office:value-type="string">
            <text:p>Więzienny Rock</text:p>
          </table:table-cell>
          <table:table-cell office:value-type="float" office:value="1957">
            <text:p>1957</text:p>
          </table:table-cell>
          <table:table-cell office:value-type="string">
            <text:p>tt00505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ne That Got Away</text:p>
          </table:table-cell>
          <table:table-cell office:value-type="string">
            <text:p>Ten, który uciekł</text:p>
          </table:table-cell>
          <table:table-cell office:value-type="float" office:value="1957">
            <text:p>1957</text:p>
          </table:table-cell>
          <table:table-cell office:value-type="string">
            <text:p>tt00508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Schicksalsjahre einer Kaiserin</text:p>
          </table:table-cell>
          <table:table-cell office:value-type="string">
            <text:p>Sissi - Losy cesarzowej</text:p>
          </table:table-cell>
          <table:table-cell office:value-type="float" office:value="1957">
            <text:p>1957</text:p>
          </table:table-cell>
          <table:table-cell office:value-type="string">
            <text:p>tt00509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de Erdbeeren</text:p>
          </table:table-cell>
          <table:table-cell office:value-type="string">
            <text:p>Tam, gdzie rosną poziomki</text:p>
          </table:table-cell>
          <table:table-cell office:value-type="float" office:value="1957">
            <text:p>1957</text:p>
          </table:table-cell>
          <table:table-cell office:value-type="string">
            <text:p>tt0050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Blob</text:p>
          </table:table-cell>
          <table:table-cell office:value-type="float" office:value="1958">
            <text:p>1958</text:p>
          </table:table-cell>
          <table:table-cell office:value-type="string">
            <text:p>tt00514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uch of Evil</text:p>
          </table:table-cell>
          <table:table-cell office:value-type="string">
            <text:p>Dotyk zła</text:p>
          </table:table-cell>
          <table:table-cell office:value-type="float" office:value="1958">
            <text:p>1958</text:p>
          </table:table-cell>
          <table:table-cell office:value-type="string">
            <text:p>tt00523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onjour Tristesse</text:p>
          </table:table-cell>
          <table:table-cell office:value-type="string">
            <text:p>Witaj smutku</text:p>
          </table:table-cell>
          <table:table-cell office:value-type="float" office:value="1958">
            <text:p>1958</text:p>
          </table:table-cell>
          <table:table-cell office:value-type="string">
            <text:p>tt0051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Pauker</text:p>
          </table:table-cell>
          <table:table-cell office:value-type="string">
            <text:p>Kotlista</text:p>
          </table:table-cell>
          <table:table-cell office:value-type="float" office:value="1958">
            <text:p>1958</text:p>
          </table:table-cell>
          <table:table-cell office:value-type="string">
            <text:p>tt00520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rapp-Familie in Amerika</text:p>
          </table:table-cell>
          <table:table-cell office:value-type="string">
            <text:p>Rodzina Trappów w Ameryce</text:p>
          </table:table-cell>
          <table:table-cell office:value-type="float" office:value="1958">
            <text:p>1958</text:p>
          </table:table-cell>
          <table:table-cell office:value-type="string">
            <text:p>tt00523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 Oncle</text:p>
          </table:table-cell>
          <table:table-cell office:value-type="string">
            <text:p>Mój wujaszek</text:p>
          </table:table-cell>
          <table:table-cell office:value-type="float" office:value="1958">
            <text:p>1958</text:p>
          </table:table-cell>
          <table:table-cell office:value-type="string">
            <text:p>tt00507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ing Beauty</text:p>
          </table:table-cell>
          <table:table-cell office:value-type="string">
            <text:p>Śpiąca królewna</text:p>
          </table:table-cell>
          <table:table-cell office:value-type="float" office:value="1959">
            <text:p>1959</text:p>
          </table:table-cell>
          <table:table-cell office:value-type="string">
            <text:p>tt00532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1959">
            <text:p>1959</text:p>
          </table:table-cell>
          <table:table-cell office:value-type="string">
            <text:p>tt0052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rth by Northwest</text:p>
          </table:table-cell>
          <table:table-cell office:value-type="string">
            <text:p>Północ - północny zachód</text:p>
          </table:table-cell>
          <table:table-cell office:value-type="float" office:value="1959">
            <text:p>1959</text:p>
          </table:table-cell>
          <table:table-cell office:value-type="string">
            <text:p>tt00531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me Like It Hot</text:p>
          </table:table-cell>
          <table:table-cell office:value-type="string">
            <text:p>Pół żartem, pół serio</text:p>
          </table:table-cell>
          <table:table-cell office:value-type="float" office:value="1959">
            <text:p>1959</text:p>
          </table:table-cell>
          <table:table-cell office:value-type="string">
            <text:p>tt00532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Bravo</text:p>
          </table:table-cell>
          <table:table-cell office:value-type="float" office:value="1959">
            <text:p>1959</text:p>
          </table:table-cell>
          <table:table-cell office:value-type="string">
            <text:p>tt0053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iplets on Board</text:p>
          </table:table-cell>
          <table:table-cell office:value-type="string">
            <text:p>Trojaczki na pokładzie</text:p>
          </table:table-cell>
          <table:table-cell office:value-type="float" office:value="1959">
            <text:p>1959</text:p>
          </table:table-cell>
          <table:table-cell office:value-type="string">
            <text:p>tt0052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feu Negro</text:p>
          </table:table-cell>
          <table:table-cell office:value-type="string">
            <text:p>Czarny Orfeusz</text:p>
          </table:table-cell>
          <table:table-cell office:value-type="float" office:value="1959">
            <text:p>1959</text:p>
          </table:table-cell>
          <table:table-cell office:value-type="string">
            <text:p>tt00531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Zeitmaschine</text:p>
          </table:table-cell>
          <table:table-cell office:value-type="string">
            <text:p>Wehikuł czasu</text:p>
          </table:table-cell>
          <table:table-cell office:value-type="float" office:value="1960">
            <text:p>1960</text:p>
          </table:table-cell>
          <table:table-cell office:value-type="string">
            <text:p>tt00543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11</text:p>
          </table:table-cell>
          <table:table-cell office:value-type="string">
            <text:p>Ryzykowna gra</text:p>
          </table:table-cell>
          <table:table-cell office:value-type="float" office:value="1960">
            <text:p>1960</text:p>
          </table:table-cell>
          <table:table-cell office:value-type="string">
            <text:p>tt0054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hite Horse Inn</text:p>
          </table:table-cell>
          <table:table-cell office:value-type="string">
            <text:p>W White Horse Inn</text:p>
          </table:table-cell>
          <table:table-cell office:value-type="float" office:value="1960">
            <text:p>1960</text:p>
          </table:table-cell>
          <table:table-cell office:value-type="string">
            <text:p>tt00539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Sheep</text:p>
          </table:table-cell>
          <table:table-cell office:value-type="string">
            <text:p>Czarna owca</text:p>
          </table:table-cell>
          <table:table-cell office:value-type="float" office:value="1960">
            <text:p>1960</text:p>
          </table:table-cell>
          <table:table-cell office:value-type="string">
            <text:p>tt0054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Spukschloß im Spessart</text:p>
          </table:table-cell>
          <table:table-cell office:value-type="string">
            <text:p>Duchy zamku Spessart</text:p>
          </table:table-cell>
          <table:table-cell office:value-type="float" office:value="1960">
            <text:p>1960</text:p>
          </table:table-cell>
          <table:table-cell office:value-type="string">
            <text:p>tt00543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dolce vita</text:p>
          </table:table-cell>
          <table:table-cell office:value-type="string">
            <text:p>Słodkie życie</text:p>
          </table:table-cell>
          <table:table-cell office:value-type="float" office:value="1960">
            <text:p>1960</text:p>
          </table:table-cell>
          <table:table-cell office:value-type="string">
            <text:p>tt00537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 of Kings</text:p>
          </table:table-cell>
          <table:table-cell office:value-type="string">
            <text:p>Król królów</text:p>
          </table:table-cell>
          <table:table-cell office:value-type="float" office:value="1961">
            <text:p>1961</text:p>
          </table:table-cell>
          <table:table-cell office:value-type="string">
            <text:p>tt00550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West Side Story</text:p>
          </table:table-cell>
          <table:table-cell office:value-type="float" office:value="1961">
            <text:p>1961</text:p>
          </table:table-cell>
          <table:table-cell office:value-type="string">
            <text:p>tt00556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Rodzice, miejcie się na baczności</text:p>
          </table:table-cell>
          <table:table-cell office:value-type="float" office:value="1961">
            <text:p>1961</text:p>
          </table:table-cell>
          <table:table-cell office:value-type="string">
            <text:p>tt005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grüne Bogenschütze</text:p>
          </table:table-cell>
          <table:table-cell office:value-type="string">
            <text:p>Zielony łucznik</text:p>
          </table:table-cell>
          <table:table-cell office:value-type="float" office:value="1961">
            <text:p>1961</text:p>
          </table:table-cell>
          <table:table-cell office:value-type="string">
            <text:p>tt00549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ten Augen von London</text:p>
          </table:table-cell>
          <table:table-cell office:value-type="string">
            <text:p>Martwe oczy Londynu</text:p>
          </table:table-cell>
          <table:table-cell office:value-type="float" office:value="1961">
            <text:p>1961</text:p>
          </table:table-cell>
          <table:table-cell office:value-type="string">
            <text:p>tt0054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Geheimnis der gelben Narzissen</text:p>
          </table:table-cell>
          <table:table-cell office:value-type="string">
            <text:p>Sekret żółtych żonkili</text:p>
          </table:table-cell>
          <table:table-cell office:value-type="float" office:value="1961">
            <text:p>1961</text:p>
          </table:table-cell>
          <table:table-cell office:value-type="string">
            <text:p>tt0054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Stahlnetz des Dr. Mabuse</text:p>
          </table:table-cell>
          <table:table-cell office:value-type="string">
            <text:p>W stalowej sieci dr Mabuse</text:p>
          </table:table-cell>
          <table:table-cell office:value-type="float" office:value="1961">
            <text:p>1961</text:p>
          </table:table-cell>
          <table:table-cell office:value-type="string">
            <text:p>tt0055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est Day</text:p>
          </table:table-cell>
          <table:table-cell office:value-type="string">
            <text:p>Najdłuższy dzień</text:p>
          </table:table-cell>
          <table:table-cell office:value-type="float" office:value="1962">
            <text:p>1962</text:p>
          </table:table-cell>
          <table:table-cell office:value-type="string">
            <text:p>tt00561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tt00561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Przeżyliśmy wojnę</text:p>
          </table:table-cell>
          <table:table-cell office:value-type="float" office:value="1962">
            <text:p>1962</text:p>
          </table:table-cell>
          <table:table-cell office:value-type="string">
            <text:p>tt005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oor with Seven Locks</text:p>
          </table:table-cell>
          <table:table-cell office:value-type="string">
            <text:p>Drzwi z 7 zamkami</text:p>
          </table:table-cell>
          <table:table-cell office:value-type="float" office:value="1962">
            <text:p>1962</text:p>
          </table:table-cell>
          <table:table-cell office:value-type="string">
            <text:p>tt00566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r kann's nicht lassen</text:p>
          </table:table-cell>
          <table:table-cell office:value-type="string">
            <text:p>Nic na to nie poradzi</text:p>
          </table:table-cell>
          <table:table-cell office:value-type="float" office:value="1962">
            <text:p>1962</text:p>
          </table:table-cell>
          <table:table-cell office:value-type="string">
            <text:p>tt0055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unsichtbaren Krallen des Dr. Mabuse</text:p>
          </table:table-cell>
          <table:table-cell office:value-type="string">
            <text:p>Niewidzialne szpony doktora Mabuse'a</text:p>
          </table:table-cell>
          <table:table-cell office:value-type="float" office:value="1962">
            <text:p>1962</text:p>
          </table:table-cell>
          <table:table-cell office:value-type="string">
            <text:p>tt00566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Testament des Dr. Mabuse</text:p>
          </table:table-cell>
          <table:table-cell office:value-type="string">
            <text:p>Testament doktora Mabuse</text:p>
          </table:table-cell>
          <table:table-cell office:value-type="float" office:value="1962">
            <text:p>1962</text:p>
          </table:table-cell>
          <table:table-cell office:value-type="string">
            <text:p>tt00565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Procès</text:p>
          </table:table-cell>
          <table:table-cell office:value-type="string">
            <text:p>Proces</text:p>
          </table:table-cell>
          <table:table-cell office:value-type="float" office:value="1962">
            <text:p>1962</text:p>
          </table:table-cell>
          <table:table-cell office:value-type="string">
            <text:p>tt00574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word in the Stone</text:p>
          </table:table-cell>
          <table:table-cell office:value-type="string">
            <text:p>Miecz w kamieniu</text:p>
          </table:table-cell>
          <table:table-cell office:value-type="float" office:value="1963">
            <text:p>1963</text:p>
          </table:table-cell>
          <table:table-cell office:value-type="string">
            <text:p>tt00575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ink Panther</text:p>
          </table:table-cell>
          <table:table-cell office:value-type="string">
            <text:p>Różowa Pantera</text:p>
          </table:table-cell>
          <table:table-cell office:value-type="float" office:value="1963">
            <text:p>1963</text:p>
          </table:table-cell>
          <table:table-cell office:value-type="string">
            <text:p>tt00574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at the World's Fair</text:p>
          </table:table-cell>
          <table:table-cell office:value-type="string">
            <text:p>Co się zdarzyło na Targach Światowych</text:p>
          </table:table-cell>
          <table:table-cell office:value-type="float" office:value="1963">
            <text:p>1963</text:p>
          </table:table-cell>
          <table:table-cell office:value-type="string">
            <text:p>tt0057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t the Gallop</text:p>
          </table:table-cell>
          <table:table-cell office:value-type="string">
            <text:p>Morderstwo w hotelu Gallop</text:p>
          </table:table-cell>
          <table:table-cell office:value-type="float" office:value="1963">
            <text:p>1963</text:p>
          </table:table-cell>
          <table:table-cell office:value-type="string">
            <text:p>tt00573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otland Yard jagt Dr. Mabuse</text:p>
          </table:table-cell>
          <table:table-cell office:value-type="string">
            <text:p>Scotland Yard ściga doktora Mabuse'a</text:p>
          </table:table-cell>
          <table:table-cell office:value-type="float" office:value="1963">
            <text:p>1963</text:p>
          </table:table-cell>
          <table:table-cell office:value-type="string">
            <text:p>tt005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ckt unter Wölfen</text:p>
          </table:table-cell>
          <table:table-cell office:value-type="string">
            <text:p>Nadzy wśród wilków</text:p>
          </table:table-cell>
          <table:table-cell office:value-type="float" office:value="1963">
            <text:p>1963</text:p>
          </table:table-cell>
          <table:table-cell office:value-type="string">
            <text:p>tt0056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s Tante</text:p>
          </table:table-cell>
          <table:table-cell office:value-type="string">
            <text:p>Ciotka Charleya</text:p>
          </table:table-cell>
          <table:table-cell office:value-type="float" office:value="1963">
            <text:p>1963</text:p>
          </table:table-cell>
          <table:table-cell office:value-type="string">
            <text:p>tt00569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y Poppins</text:p>
          </table:table-cell>
          <table:table-cell office:value-type="float" office:value="1964">
            <text:p>1964</text:p>
          </table:table-cell>
          <table:table-cell office:value-type="string">
            <text:p>tt00583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Fair Lady</text:p>
          </table:table-cell>
          <table:table-cell office:value-type="string">
            <text:p>Moja piękna dama</text:p>
          </table:table-cell>
          <table:table-cell office:value-type="float" office:value="1964">
            <text:p>1964</text:p>
          </table:table-cell>
          <table:table-cell office:value-type="string">
            <text:p>tt00583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n's Favorite Sport?</text:p>
          </table:table-cell>
          <table:table-cell office:value-type="string">
            <text:p>Ulubiony sport mężczyzn</text:p>
          </table:table-cell>
          <table:table-cell office:value-type="float" office:value="1964">
            <text:p>1964</text:p>
          </table:table-cell>
          <table:table-cell office:value-type="string">
            <text:p>tt00583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nie</text:p>
          </table:table-cell>
          <table:table-cell office:value-type="float" office:value="1964">
            <text:p>1964</text:p>
          </table:table-cell>
          <table:table-cell office:value-type="string">
            <text:p>tt0058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Most Foul</text:p>
          </table:table-cell>
          <table:table-cell office:value-type="string">
            <text:p>Morderstwo najgorszego sortu</text:p>
          </table:table-cell>
          <table:table-cell office:value-type="float" office:value="1964">
            <text:p>1964</text:p>
          </table:table-cell>
          <table:table-cell office:value-type="string">
            <text:p>tt00583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hoy!</text:p>
          </table:table-cell>
          <table:table-cell office:value-type="string">
            <text:p>Ahoj zbrodnio</text:p>
          </table:table-cell>
          <table:table-cell office:value-type="float" office:value="1964">
            <text:p>1964</text:p>
          </table:table-cell>
          <table:table-cell office:value-type="string">
            <text:p>tt0058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ong Vultures</text:p>
          </table:table-cell>
          <table:table-cell office:value-type="string">
            <text:p>Winnetou w Dolinie Sępów</text:p>
          </table:table-cell>
          <table:table-cell office:value-type="float" office:value="1964">
            <text:p>1964</text:p>
          </table:table-cell>
          <table:table-cell office:value-type="string">
            <text:p>tt00587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desstrahlen des Dr. Mabuse</text:p>
          </table:table-cell>
          <table:table-cell office:value-type="string">
            <text:p>Promienie śmierci doktora Mabuse</text:p>
          </table:table-cell>
          <table:table-cell office:value-type="float" office:value="1964">
            <text:p>1964</text:p>
          </table:table-cell>
          <table:table-cell office:value-type="string">
            <text:p>tt00586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Schut</text:p>
          </table:table-cell>
          <table:table-cell office:value-type="string">
            <text:p>Pod ostrzałem</text:p>
          </table:table-cell>
          <table:table-cell office:value-type="float" office:value="1964">
            <text:p>1964</text:p>
          </table:table-cell>
          <table:table-cell office:value-type="string">
            <text:p>tt0058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e souris chez les hommes / Un drôle de caïd</text:p>
          </table:table-cell>
          <table:table-cell office:value-type="string">
            <text:p>Boss w spódnicy</text:p>
          </table:table-cell>
          <table:table-cell office:value-type="float" office:value="1964">
            <text:p>1964</text:p>
          </table:table-cell>
          <table:table-cell office:value-type="string">
            <text:p>tt0058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ites sauter la banque!</text:p>
          </table:table-cell>
          <table:table-cell office:value-type="string">
            <text:p>Napad na bank</text:p>
          </table:table-cell>
          <table:table-cell office:value-type="float" office:value="1964">
            <text:p>1964</text:p>
          </table:table-cell>
          <table:table-cell office:value-type="string">
            <text:p>tt00570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</text:p>
          </table:table-cell>
          <table:table-cell office:value-type="string">
            <text:p>Fantomas</text:p>
          </table:table-cell>
          <table:table-cell office:value-type="float" office:value="1964">
            <text:p>1964</text:p>
          </table:table-cell>
          <table:table-cell office:value-type="string">
            <text:p>tt00580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de Saint-Tropez</text:p>
          </table:table-cell>
          <table:table-cell office:value-type="string">
            <text:p>Żandarm z Saint Tropez</text:p>
          </table:table-cell>
          <table:table-cell office:value-type="float" office:value="1964">
            <text:p>1964</text:p>
          </table:table-cell>
          <table:table-cell office:value-type="string">
            <text:p>tt0058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 un pugno di dollari</text:p>
          </table:table-cell>
          <table:table-cell office:value-type="string">
            <text:p>Za garść dolarów</text:p>
          </table:table-cell>
          <table:table-cell office:value-type="float" office:value="1964">
            <text:p>1964</text:p>
          </table:table-cell>
          <table:table-cell office:value-type="string">
            <text:p>tt00584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l vangelo secondo Matteo</text:p>
          </table:table-cell>
          <table:table-cell office:value-type="string">
            <text:p>Ewangelia według świętego Mateusza</text:p>
          </table:table-cell>
          <table:table-cell office:value-type="float" office:value="1964">
            <text:p>1964</text:p>
          </table:table-cell>
          <table:table-cell office:value-type="string">
            <text:p>tt00587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ound of Music</text:p>
          </table:table-cell>
          <table:table-cell office:value-type="string">
            <text:p>Dźwięki muzyki</text:p>
          </table:table-cell>
          <table:table-cell office:value-type="float" office:value="1965">
            <text:p>1965</text:p>
          </table:table-cell>
          <table:table-cell office:value-type="string">
            <text:p>tt0059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est Story Ever Told</text:p>
          </table:table-cell>
          <table:table-cell office:value-type="string">
            <text:p>Opowieść wszech czasów</text:p>
          </table:table-cell>
          <table:table-cell office:value-type="float" office:value="1965">
            <text:p>1965</text:p>
          </table:table-cell>
          <table:table-cell office:value-type="string">
            <text:p>tt00592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New Pussycat?</text:p>
          </table:table-cell>
          <table:table-cell office:value-type="string">
            <text:p>Co słychać, koteczku?</text:p>
          </table:table-cell>
          <table:table-cell office:value-type="float" office:value="1965">
            <text:p>1965</text:p>
          </table:table-cell>
          <table:table-cell office:value-type="string">
            <text:p>tt00599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pulsion</text:p>
          </table:table-cell>
          <table:table-cell office:value-type="string">
            <text:p>Wstręt</text:p>
          </table:table-cell>
          <table:table-cell office:value-type="float" office:value="1965">
            <text:p>1965</text:p>
          </table:table-cell>
          <table:table-cell office:value-type="string">
            <text:p>tt00596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Aztecs</text:p>
          </table:table-cell>
          <table:table-cell office:value-type="string">
            <text:p>Skarb Azteków</text:p>
          </table:table-cell>
          <table:table-cell office:value-type="float" office:value="1965">
            <text:p>1965</text:p>
          </table:table-cell>
          <table:table-cell office:value-type="string">
            <text:p>tt00596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yramid of the Sun God</text:p>
          </table:table-cell>
          <table:table-cell office:value-type="string">
            <text:p>Piramida Boga Słońca</text:p>
          </table:table-cell>
          <table:table-cell office:value-type="float" office:value="1965">
            <text:p>1965</text:p>
          </table:table-cell>
          <table:table-cell office:value-type="string">
            <text:p>tt00596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il Prince</text:p>
          </table:table-cell>
          <table:table-cell office:value-type="string">
            <text:p>Winnetou i król nafty</text:p>
          </table:table-cell>
          <table:table-cell office:value-type="float" office:value="1965">
            <text:p>1965</text:p>
          </table:table-cell>
          <table:table-cell office:value-type="string">
            <text:p>tt0059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ld Surehand - Flaming Frontier</text:p>
          </table:table-cell>
          <table:table-cell office:value-type="string">
            <text:p>Winnetou i Old Surehand</text:p>
          </table:table-cell>
          <table:table-cell office:value-type="float" office:value="1965">
            <text:p>1965</text:p>
          </table:table-cell>
          <table:table-cell office:value-type="string">
            <text:p>tt0059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dom of the Silver Lion</text:p>
          </table:table-cell>
          <table:table-cell office:value-type="string">
            <text:p>W krainie Srebrnego Lwa</text:p>
          </table:table-cell>
          <table:table-cell office:value-type="float" office:value="1965">
            <text:p>1965</text:p>
          </table:table-cell>
          <table:table-cell office:value-type="string">
            <text:p>tt00593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ues vom Hexer</text:p>
          </table:table-cell>
          <table:table-cell office:value-type="string">
            <text:p>Wiadomości z Wiedźmina</text:p>
          </table:table-cell>
          <table:table-cell office:value-type="float" office:value="1965">
            <text:p>1965</text:p>
          </table:table-cell>
          <table:table-cell office:value-type="string">
            <text:p>tt00595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se déchaîne</text:p>
          </table:table-cell>
          <table:table-cell office:value-type="string">
            <text:p>Fantomas powraca</text:p>
          </table:table-cell>
          <table:table-cell office:value-type="float" office:value="1965">
            <text:p>1965</text:p>
          </table:table-cell>
          <table:table-cell office:value-type="string">
            <text:p>tt00591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à New York</text:p>
          </table:table-cell>
          <table:table-cell office:value-type="string">
            <text:p>Żandarm w Nowym Jorku</text:p>
          </table:table-cell>
          <table:table-cell office:value-type="float" office:value="1965">
            <text:p>1965</text:p>
          </table:table-cell>
          <table:table-cell office:value-type="string">
            <text:p>tt00604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Corniaud</text:p>
          </table:table-cell>
          <table:table-cell office:value-type="string">
            <text:p>Gamoń</text:p>
          </table:table-cell>
          <table:table-cell office:value-type="float" office:value="1965">
            <text:p>1965</text:p>
          </table:table-cell>
          <table:table-cell office:value-type="string">
            <text:p>tt00579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El Dorado</text:p>
          </table:table-cell>
          <table:table-cell office:value-type="float" office:value="1966">
            <text:p>1966</text:p>
          </table:table-cell>
          <table:table-cell office:value-type="string">
            <text:p>tt00616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inging Nun</text:p>
          </table:table-cell>
          <table:table-cell office:value-type="string">
            <text:p>Śpiewająca zakonnica</text:p>
          </table:table-cell>
          <table:table-cell office:value-type="float" office:value="1966">
            <text:p>1966</text:p>
          </table:table-cell>
          <table:table-cell office:value-type="string">
            <text:p>tt00609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nnetou and Old Firehand</text:p>
          </table:table-cell>
          <table:table-cell office:value-type="string">
            <text:p>Winnetou i Old Firehand</text:p>
          </table:table-cell>
          <table:table-cell office:value-type="float" office:value="1966">
            <text:p>1966</text:p>
          </table:table-cell>
          <table:table-cell office:value-type="string">
            <text:p>tt00611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aduate</text:p>
          </table:table-cell>
          <table:table-cell office:value-type="string">
            <text:p>Absolwent</text:p>
          </table:table-cell>
          <table:table-cell office:value-type="float" office:value="1967">
            <text:p>1967</text:p>
          </table:table-cell>
          <table:table-cell office:value-type="string">
            <text:p>tt00617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sino Royale</text:p>
          </table:table-cell>
          <table:table-cell office:value-type="float" office:value="1967">
            <text:p>1967</text:p>
          </table:table-cell>
          <table:table-cell office:value-type="string">
            <text:p>tt0061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rrliche Zeiten im Spessart</text:p>
          </table:table-cell>
          <table:table-cell office:value-type="string">
            <text:p>Wspaniałe czasy w Spessart</text:p>
          </table:table-cell>
          <table:table-cell office:value-type="float" office:value="1967">
            <text:p>1967</text:p>
          </table:table-cell>
          <table:table-cell office:value-type="string">
            <text:p>tt0061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scar</text:p>
          </table:table-cell>
          <table:table-cell office:value-type="string">
            <text:p>Oskar</text:p>
          </table:table-cell>
          <table:table-cell office:value-type="float" office:value="1967">
            <text:p>1967</text:p>
          </table:table-cell>
          <table:table-cell office:value-type="string">
            <text:p>tt00620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contre Scotland Yard</text:p>
          </table:table-cell>
          <table:table-cell office:value-type="string">
            <text:p>Fantomas kontra Scotland Yard</text:p>
          </table:table-cell>
          <table:table-cell office:value-type="float" office:value="1967">
            <text:p>1967</text:p>
          </table:table-cell>
          <table:table-cell office:value-type="string">
            <text:p>tt00604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Feldmarescialla</text:p>
          </table:table-cell>
          <table:table-cell office:value-type="string">
            <text:p>Wojenne jaja</text:p>
          </table:table-cell>
          <table:table-cell office:value-type="float" office:value="1967">
            <text:p>1967</text:p>
          </table:table-cell>
          <table:table-cell office:value-type="string">
            <text:p>tt00616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o perdona... io no!</text:p>
          </table:table-cell>
          <table:table-cell office:value-type="string">
            <text:p>Bóg wybacza... Ja nigdy!</text:p>
          </table:table-cell>
          <table:table-cell office:value-type="float" office:value="1967">
            <text:p>1967</text:p>
          </table:table-cell>
          <table:table-cell office:value-type="string">
            <text:p>tt00615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quattro dell'Ave Maria</text:p>
          </table:table-cell>
          <table:table-cell office:value-type="string">
            <text:p>As bierze wszystko</text:p>
          </table:table-cell>
          <table:table-cell office:value-type="float" office:value="1968">
            <text:p>1968</text:p>
          </table:table-cell>
          <table:table-cell office:value-type="string">
            <text:p>tt0064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se marie</text:p>
          </table:table-cell>
          <table:table-cell office:value-type="string">
            <text:p>Żandarm się żeni</text:p>
          </table:table-cell>
          <table:table-cell office:value-type="float" office:value="1968">
            <text:p>1968</text:p>
          </table:table-cell>
          <table:table-cell office:value-type="string">
            <text:p>tt0063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omputer Wore Tennis Shoes</text:p>
          </table:table-cell>
          <table:table-cell office:value-type="string">
            <text:p>Komputer w tenisówkach</text:p>
          </table:table-cell>
          <table:table-cell office:value-type="float" office:value="1969">
            <text:p>1969</text:p>
          </table:table-cell>
          <table:table-cell office:value-type="string">
            <text:p>tt00655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 Sade</text:p>
          </table:table-cell>
          <table:table-cell office:value-type="string">
            <text:p>Markiz de Sade</text:p>
          </table:table-cell>
          <table:table-cell office:value-type="float" office:value="1969">
            <text:p>1969</text:p>
          </table:table-cell>
          <table:table-cell office:value-type="string">
            <text:p>tt00642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aduta degli dei</text:p>
          </table:table-cell>
          <table:table-cell office:value-type="string">
            <text:p>Zmierzch bogów</text:p>
          </table:table-cell>
          <table:table-cell office:value-type="float" office:value="1969">
            <text:p>1969</text:p>
          </table:table-cell>
          <table:table-cell office:value-type="string">
            <text:p>tt00641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ollina degli stivali</text:p>
          </table:table-cell>
          <table:table-cell office:value-type="string">
            <text:p>Boot Hill - Wzgórze zakrwawionych butów</text:p>
          </table:table-cell>
          <table:table-cell office:value-type="float" office:value="1969">
            <text:p>1969</text:p>
          </table:table-cell>
          <table:table-cell office:value-type="string">
            <text:p>tt00641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iots of the Gods</text:p>
          </table:table-cell>
          <table:table-cell office:value-type="string">
            <text:p>Wspomnienia z przyszłości</text:p>
          </table:table-cell>
          <table:table-cell office:value-type="float" office:value="1970">
            <text:p>1970</text:p>
          </table:table-cell>
          <table:table-cell office:value-type="string">
            <text:p>tt00657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ve Story</text:p>
          </table:table-cell>
          <table:table-cell office:value-type="float" office:value="1970">
            <text:p>1970</text:p>
          </table:table-cell>
          <table:table-cell office:value-type="string">
            <text:p>tt0066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ristocats</text:p>
          </table:table-cell>
          <table:table-cell office:value-type="string">
            <text:p>Aryskotraci</text:p>
          </table:table-cell>
          <table:table-cell office:value-type="float" office:value="1970">
            <text:p>1970</text:p>
          </table:table-cell>
          <table:table-cell office:value-type="string">
            <text:p>tt00654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n balade</text:p>
          </table:table-cell>
          <table:table-cell office:value-type="string">
            <text:p>Żandarm na emeryturze</text:p>
          </table:table-cell>
          <table:table-cell office:value-type="float" office:value="1970">
            <text:p>1970</text:p>
          </table:table-cell>
          <table:table-cell office:value-type="string">
            <text:p>tt0065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 chiamavano Trinità...</text:p>
          </table:table-cell>
          <table:table-cell office:value-type="string">
            <text:p>Nazywam się Trinity</text:p>
          </table:table-cell>
          <table:table-cell office:value-type="float" office:value="1970">
            <text:p>1970</text:p>
          </table:table-cell>
          <table:table-cell office:value-type="string">
            <text:p>tt0067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ly Wonka &amp; the Chocolate Factory</text:p>
          </table:table-cell>
          <table:table-cell office:value-type="string">
            <text:p>Willy Wonka i fabryka czekolady</text:p>
          </table:table-cell>
          <table:table-cell office:value-type="float" office:value="1971">
            <text:p>1971</text:p>
          </table:table-cell>
          <table:table-cell office:value-type="string">
            <text:p>tt00679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arefoot Executive / The Rating Game</text:p>
          </table:table-cell>
          <table:table-cell office:value-type="string">
            <text:p>Kierownik Bez Butów</text:p>
          </table:table-cell>
          <table:table-cell office:value-type="float" office:value="1971">
            <text:p>1971</text:p>
          </table:table-cell>
          <table:table-cell office:value-type="string">
            <text:p>tt0066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hnny Got His Gun</text:p>
          </table:table-cell>
          <table:table-cell office:value-type="string">
            <text:p>Johnny poszedł na wojnę</text:p>
          </table:table-cell>
          <table:table-cell office:value-type="float" office:value="1971">
            <text:p>1971</text:p>
          </table:table-cell>
          <table:table-cell office:value-type="string">
            <text:p>tt0067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old and Maude</text:p>
          </table:table-cell>
          <table:table-cell office:value-type="string">
            <text:p>Harold i Maude</text:p>
          </table:table-cell>
          <table:table-cell office:value-type="float" office:value="1971">
            <text:p>1971</text:p>
          </table:table-cell>
          <table:table-cell office:value-type="string">
            <text:p>tt00671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X 1138</text:p>
          </table:table-cell>
          <table:table-cell office:value-type="float" office:value="1971">
            <text:p>1971</text:p>
          </table:table-cell>
          <table:table-cell office:value-type="string">
            <text:p>tt00664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o</text:p>
          </table:table-cell>
          <table:table-cell office:value-type="float" office:value="1971">
            <text:p>1971</text:p>
          </table:table-cell>
          <table:table-cell office:value-type="string">
            <text:p>tt0067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e a Venezia</text:p>
          </table:table-cell>
          <table:table-cell office:value-type="string">
            <text:p>Death in Venice</text:p>
          </table:table-cell>
          <table:table-cell office:value-type="float" office:value="1971">
            <text:p>1971</text:p>
          </table:table-cell>
          <table:table-cell office:value-type="string">
            <text:p>tt00674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...continuavano a chiamarlo Trinità</text:p>
          </table:table-cell>
          <table:table-cell office:value-type="string">
            <text:p>Niepoprawny Trinity</text:p>
          </table:table-cell>
          <table:table-cell office:value-type="float" office:value="1971">
            <text:p>1971</text:p>
          </table:table-cell>
          <table:table-cell office:value-type="string">
            <text:p>tt00681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Up, Doc?</text:p>
          </table:table-cell>
          <table:table-cell office:value-type="string">
            <text:p>No i co, doktorku?</text:p>
          </table:table-cell>
          <table:table-cell office:value-type="float" office:value="1972">
            <text:p>1972</text:p>
          </table:table-cell>
          <table:table-cell office:value-type="string">
            <text:p>tt00694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ware! The Blob</text:p>
          </table:table-cell>
          <table:table-cell office:value-type="string">
            <text:p>Uważaj! Blob</text:p>
          </table:table-cell>
          <table:table-cell office:value-type="float" office:value="1972">
            <text:p>1972</text:p>
          </table:table-cell>
          <table:table-cell office:value-type="string">
            <text:p>tt0068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rything You Always Wanted to Know About Sex* (*But Were Afraid to Ask)</text:p>
          </table:table-cell>
          <table:table-cell office:value-type="string">
            <text:p>Wszystko, co zawsze chcieliście wiedzieć o seksie, ale baliście się zapytać</text:p>
          </table:table-cell>
          <table:table-cell office:value-type="float" office:value="1972">
            <text:p>1972</text:p>
          </table:table-cell>
          <table:table-cell office:value-type="string">
            <text:p>tt00685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w You See Him, Now You Don't</text:p>
          </table:table-cell>
          <table:table-cell office:value-type="string">
            <text:p>Teraz go widzisz, a teraz nie</text:p>
          </table:table-cell>
          <table:table-cell office:value-type="float" office:value="1972">
            <text:p>1972</text:p>
          </table:table-cell>
          <table:table-cell office:value-type="string">
            <text:p>tt00690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itz the Cat</text:p>
          </table:table-cell>
          <table:table-cell office:value-type="string">
            <text:p>Kot Fritz</text:p>
          </table:table-cell>
          <table:table-cell office:value-type="float" office:value="1972">
            <text:p>1972</text:p>
          </table:table-cell>
          <table:table-cell office:value-type="string">
            <text:p>tt00686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</text:p>
          </table:table-cell>
          <table:table-cell office:value-type="string">
            <text:p>Niech cię swędzi kolego</text:p>
          </table:table-cell>
          <table:table-cell office:value-type="float" office:value="1972">
            <text:p>1972</text:p>
          </table:table-cell>
          <table:table-cell office:value-type="string">
            <text:p>tt01689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1973">
            <text:p>1973</text:p>
          </table:table-cell>
          <table:table-cell office:value-type="string">
            <text:p>tt0070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erican Graffiti</text:p>
          </table:table-cell>
          <table:table-cell office:value-type="string">
            <text:p>Amerykańskie graffiti</text:p>
          </table:table-cell>
          <table:table-cell office:value-type="float" office:value="1973">
            <text:p>1973</text:p>
          </table:table-cell>
          <table:table-cell office:value-type="string">
            <text:p>tt0069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er</text:p>
          </table:table-cell>
          <table:table-cell office:value-type="string">
            <text:p>Śpioch</text:p>
          </table:table-cell>
          <table:table-cell office:value-type="float" office:value="1973">
            <text:p>1973</text:p>
          </table:table-cell>
          <table:table-cell office:value-type="string">
            <text:p>tt0070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number-columns-repeated="24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number-columns-repeated="24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number-columns-repeated="24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number-columns-repeated="24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number-columns-repeated="24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number-columns-repeated="24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number-columns-repeated="24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number-columns-repeated="24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number-columns-repeated="24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number-columns-repeated="24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number-columns-repeated="24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number-columns-repeated="24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number-columns-repeated="24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number-columns-repeated="24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number-columns-repeated="24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number-columns-repeated="24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number-columns-repeated="24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number-columns-repeated="24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number-columns-repeated="24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number-columns-repeated="24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number-columns-repeated="24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number-columns-repeated="24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number-columns-repeated="24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number-columns-repeated="24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number-columns-repeated="24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number-columns-repeated="24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number-columns-repeated="24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number-columns-repeated="24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number-columns-repeated="24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number-columns-repeated="24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number-columns-repeated="24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number-columns-repeated="24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number-columns-repeated="24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number-columns-repeated="24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number-columns-repeated="24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number-columns-repeated="24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number-columns-repeated="24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number-columns-repeated="24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number-columns-repeated="24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number-columns-repeated="24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number-columns-repeated="24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number-columns-repeated="24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number-columns-repeated="24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number-columns-repeated="24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number-columns-repeated="24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number-columns-repeated="24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number-columns-repeated="24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number-columns-repeated="24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number-columns-repeated="24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number-columns-repeated="24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number-columns-repeated="24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number-columns-repeated="24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number-columns-repeated="24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number-columns-repeated="24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number-columns-repeated="24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number-columns-repeated="24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number-columns-repeated="24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number-columns-repeated="24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number-columns-repeated="24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number-columns-repeated="24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number-columns-repeated="24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number-columns-repeated="24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number-columns-repeated="24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number-columns-repeated="24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number-columns-repeated="24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number-columns-repeated="24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number-columns-repeated="24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number-columns-repeated="24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number-columns-repeated="24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number-columns-repeated="24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number-columns-repeated="24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number-columns-repeated="24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number-columns-repeated="24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number-columns-repeated="24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number-columns-repeated="24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number-columns-repeated="24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number-columns-repeated="24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number-columns-repeated="24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number-columns-repeated="24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number-columns-repeated="24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number-columns-repeated="24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number-columns-repeated="24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number-columns-repeated="24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number-columns-repeated="24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number-columns-repeated="24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number-columns-repeated="24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number-columns-repeated="24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number-columns-repeated="24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number-columns-repeated="24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number-columns-repeated="24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number-columns-repeated="24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number-columns-repeated="24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number-columns-repeated="24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number-columns-repeated="24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number-columns-repeated="24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number-columns-repeated="24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number-columns-repeated="24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number-columns-repeated="24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än som hatar kvinnor</text:p>
          </table:table-cell>
          <table:table-cell office:value-type="string">
            <text:p>Millennium: Mężczyźni, którzy nienawidzą kobiet</text:p>
          </table:table-cell>
          <table:table-cell office:value-type="float" office:value="2009">
            <text:p>2009</text:p>
          </table:table-cell>
          <table:table-cell office:value-type="string">
            <text:p>tt11326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ckan som lekte med elden</text:p>
          </table:table-cell>
          <table:table-cell office:value-type="string">
            <text:p>Millennium: Dziewczyna, która igrala z ogniem</text:p>
          </table:table-cell>
          <table:table-cell office:value-type="float" office:value="2009">
            <text:p>2009</text:p>
          </table:table-cell>
          <table:table-cell office:value-type="string">
            <text:p>tt12164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ftslottet som sprängdes</text:p>
          </table:table-cell>
          <table:table-cell office:value-type="string">
            <text:p>Millennium: Zamek z piasku, który runal</text:p>
          </table:table-cell>
          <table:table-cell office:value-type="float" office:value="2009">
            <text:p>2009</text:p>
          </table:table-cell>
          <table:table-cell office:value-type="string">
            <text:p>tt1343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mmer Wars</text:p>
          </table:table-cell>
          <table:table-cell office:value-type="string">
            <text:p>Summer Wars – Letnie wojny</text:p>
          </table:table-cell>
          <table:table-cell office:value-type="float" office:value="2009">
            <text:p>2009</text:p>
          </table:table-cell>
          <table:table-cell office:value-type="string">
            <text:p>tt14742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dline</text:p>
          </table:table-cell>
          <table:table-cell office:value-type="float" office:value="2009">
            <text:p>2009</text:p>
          </table:table-cell>
          <table:table-cell office:value-type="string">
            <text:p>tt14837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y Story 3</text:p>
          </table:table-cell>
          <table:table-cell office:value-type="float" office:value="2010">
            <text:p>2010</text:p>
          </table:table-cell>
          <table:table-cell office:value-type="string">
            <text:p>tt04357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2010">
            <text:p>2010</text:p>
          </table:table-cell>
          <table:table-cell office:value-type="string">
            <text:p>tt10147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: Part 1</text:p>
          </table:table-cell>
          <table:table-cell office:value-type="string">
            <text:p>Harry Potter i Insygnia Śmierci: Część I</text:p>
          </table:table-cell>
          <table:table-cell office:value-type="float" office:value="2010">
            <text:p>2010</text:p>
          </table:table-cell>
          <table:table-cell office:value-type="string">
            <text:p>tt09260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Eclipse</text:p>
          </table:table-cell>
          <table:table-cell office:value-type="string">
            <text:p>Saga 'Zmierzch': Zaćmienie</text:p>
          </table:table-cell>
          <table:table-cell office:value-type="float" office:value="2010">
            <text:p>2010</text:p>
          </table:table-cell>
          <table:table-cell office:value-type="string">
            <text:p>tt132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</text:p>
          </table:table-cell>
          <table:table-cell office:value-type="string">
            <text:p>Jak ukraść Księżyc</text:p>
          </table:table-cell>
          <table:table-cell office:value-type="float" office:value="2010">
            <text:p>2010</text:p>
          </table:table-cell>
          <table:table-cell office:value-type="string">
            <text:p>tt1323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ing's Speech</text:p>
          </table:table-cell>
          <table:table-cell office:value-type="string">
            <text:p>Jak zostać królem</text:p>
          </table:table-cell>
          <table:table-cell office:value-type="float" office:value="2010">
            <text:p>2010</text:p>
          </table:table-cell>
          <table:table-cell office:value-type="string">
            <text:p>tt1504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n: Legacy</text:p>
          </table:table-cell>
          <table:table-cell office:value-type="string">
            <text:p>Tron: Dziedzictwo</text:p>
          </table:table-cell>
          <table:table-cell office:value-type="float" office:value="2010">
            <text:p>2010</text:p>
          </table:table-cell>
          <table:table-cell office:value-type="string">
            <text:p>tt11040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arate Kid</text:p>
          </table:table-cell>
          <table:table-cell office:value-type="string">
            <text:p>Karate Kid</text:p>
          </table:table-cell>
          <table:table-cell office:value-type="float" office:value="2010">
            <text:p>2010</text:p>
          </table:table-cell>
          <table:table-cell office:value-type="string">
            <text:p>tt1155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ck Swan</text:p>
          </table:table-cell>
          <table:table-cell office:value-type="string">
            <text:p>Czarny łabędź</text:p>
          </table:table-cell>
          <table:table-cell office:value-type="float" office:value="2010">
            <text:p>2010</text:p>
          </table:table-cell>
          <table:table-cell office:value-type="string">
            <text:p>tt09477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nce of Persia: The Sands of Time</text:p>
          </table:table-cell>
          <table:table-cell office:value-type="string">
            <text:p>Książę Persji: Piaski czasu</text:p>
          </table:table-cell>
          <table:table-cell office:value-type="float" office:value="2010">
            <text:p>2010</text:p>
          </table:table-cell>
          <table:table-cell office:value-type="string">
            <text:p>tt04730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Social Network</text:p>
          </table:table-cell>
          <table:table-cell office:value-type="float" office:value="2010">
            <text:p>2010</text:p>
          </table:table-cell>
          <table:table-cell office:value-type="string">
            <text:p>tt1285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ception</text:p>
          </table:table-cell>
          <table:table-cell office:value-type="string">
            <text:p>Incepcja</text:p>
          </table:table-cell>
          <table:table-cell office:value-type="float" office:value="2010">
            <text:p>2010</text:p>
          </table:table-cell>
          <table:table-cell office:value-type="string">
            <text:p>tt13756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rek Forever After</text:p>
          </table:table-cell>
          <table:table-cell office:value-type="string">
            <text:p>Shrek 4</text:p>
          </table:table-cell>
          <table:table-cell office:value-type="float" office:value="2010">
            <text:p>2010</text:p>
          </table:table-cell>
          <table:table-cell office:value-type="string">
            <text:p>tt08927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tt1228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ngled</text:p>
          </table:table-cell>
          <table:table-cell office:value-type="string">
            <text:p>Zaplątani</text:p>
          </table:table-cell>
          <table:table-cell office:value-type="float" office:value="2010">
            <text:p>2010</text:p>
          </table:table-cell>
          <table:table-cell office:value-type="string">
            <text:p>tt03982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 to Train Your Dragon</text:p>
          </table:table-cell>
          <table:table-cell office:value-type="string">
            <text:p>Jak wytresować smoka</text:p>
          </table:table-cell>
          <table:table-cell office:value-type="float" office:value="2010">
            <text:p>2010</text:p>
          </table:table-cell>
          <table:table-cell office:value-type="string">
            <text:p>tt08927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ash of the Titans</text:p>
          </table:table-cell>
          <table:table-cell office:value-type="string">
            <text:p>Starcie tytanów</text:p>
          </table:table-cell>
          <table:table-cell office:value-type="float" office:value="2010">
            <text:p>2010</text:p>
          </table:table-cell>
          <table:table-cell office:value-type="string">
            <text:p>tt0800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Voyage of the Dawn Treader</text:p>
          </table:table-cell>
          <table:table-cell office:value-type="string">
            <text:p>Opowieści z Narnii: Podróż Wędrowca do Świtu</text:p>
          </table:table-cell>
          <table:table-cell office:value-type="float" office:value="2010">
            <text:p>2010</text:p>
          </table:table-cell>
          <table:table-cell office:value-type="string">
            <text:p>tt09809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gamind</text:p>
          </table:table-cell>
          <table:table-cell office:value-type="string">
            <text:p>Megamocny</text:p>
          </table:table-cell>
          <table:table-cell office:value-type="float" office:value="2010">
            <text:p>2010</text:p>
          </table:table-cell>
          <table:table-cell office:value-type="string">
            <text:p>tt1001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2010">
            <text:p>2010</text:p>
          </table:table-cell>
          <table:table-cell office:value-type="string">
            <text:p>tt09553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Wyspa tajemnic</text:p>
          </table:table-cell>
          <table:table-cell office:value-type="float" office:value="2010">
            <text:p>2010</text:p>
          </table:table-cell>
          <table:table-cell office:value-type="string">
            <text:p>tt1130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ts &amp; Dogs: The Revenge of Kitty Galore</text:p>
          </table:table-cell>
          <table:table-cell office:value-type="string">
            <text:p>Psy i koty: Odwet Kitty</text:p>
          </table:table-cell>
          <table:table-cell office:value-type="float" office:value="2010">
            <text:p>2010</text:p>
          </table:table-cell>
          <table:table-cell office:value-type="string">
            <text:p>tt12874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ast Airbender</text:p>
          </table:table-cell>
          <table:table-cell office:value-type="string">
            <text:p>Ostatni władca wiatru</text:p>
          </table:table-cell>
          <table:table-cell office:value-type="float" office:value="2010">
            <text:p>2010</text:p>
          </table:table-cell>
          <table:table-cell office:value-type="string">
            <text:p>tt0938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Parents: Little Fockers</text:p>
          </table:table-cell>
          <table:table-cell office:value-type="string">
            <text:p>Poznaj naszą rodzinkę</text:p>
          </table:table-cell>
          <table:table-cell office:value-type="float" office:value="2010">
            <text:p>2010</text:p>
          </table:table-cell>
          <table:table-cell office:value-type="string">
            <text:p>tt0970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2</text:p>
          </table:table-cell>
          <table:table-cell office:value-type="string">
            <text:p>Seks w wielkim mieście 2</text:p>
          </table:table-cell>
          <table:table-cell office:value-type="float" office:value="2010">
            <text:p>2010</text:p>
          </table:table-cell>
          <table:table-cell office:value-type="string">
            <text:p>tt12619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ndables</text:p>
          </table:table-cell>
          <table:table-cell office:value-type="string">
            <text:p>Niezniszczalni</text:p>
          </table:table-cell>
          <table:table-cell office:value-type="float" office:value="2010">
            <text:p>2010</text:p>
          </table:table-cell>
          <table:table-cell office:value-type="string">
            <text:p>tt13202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rown Ups</text:p>
          </table:table-cell>
          <table:table-cell office:value-type="string">
            <text:p>Duże dzieci</text:p>
          </table:table-cell>
          <table:table-cell office:value-type="float" office:value="2010">
            <text:p>2010</text:p>
          </table:table-cell>
          <table:table-cell office:value-type="string">
            <text:p>tt13756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k of Eli</text:p>
          </table:table-cell>
          <table:table-cell office:value-type="string">
            <text:p>Księga ocalenia</text:p>
          </table:table-cell>
          <table:table-cell office:value-type="float" office:value="2010">
            <text:p>2010</text:p>
          </table:table-cell>
          <table:table-cell office:value-type="string">
            <text:p>tt103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10">
            <text:p>2010</text:p>
          </table:table-cell>
          <table:table-cell office:value-type="string">
            <text:p>tt09971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3D</text:p>
          </table:table-cell>
          <table:table-cell office:value-type="string">
            <text:p>Piła 3D</text:p>
          </table:table-cell>
          <table:table-cell office:value-type="float" office:value="2010">
            <text:p>2010</text:p>
          </table:table-cell>
          <table:table-cell office:value-type="string">
            <text:p>tt147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fterlife </text:p>
          </table:table-cell>
          <table:table-cell office:value-type="string">
            <text:p>Resident Evil: Afterlife</text:p>
          </table:table-cell>
          <table:table-cell office:value-type="float" office:value="2010">
            <text:p>2010</text:p>
          </table:table-cell>
          <table:table-cell office:value-type="string">
            <text:p>tt12206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iendship!</text:p>
          </table:table-cell>
          <table:table-cell office:value-type="string">
            <text:p>Przyjaźń!</text:p>
          </table:table-cell>
          <table:table-cell office:value-type="float" office:value="2010">
            <text:p>2010</text:p>
          </table:table-cell>
          <table:table-cell office:value-type="string">
            <text:p>tt12476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tto's Eleven</text:p>
          </table:table-cell>
          <table:table-cell office:value-type="float" office:value="2010">
            <text:p>2010</text:p>
          </table:table-cell>
          <table:table-cell office:value-type="string">
            <text:p>tt15781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ig Tits Zombie</text:p>
          </table:table-cell>
          <table:table-cell office:value-type="string">
            <text:p>Zombie z dużymi cyckami</text:p>
          </table:table-cell>
          <table:table-cell office:value-type="float" office:value="2010">
            <text:p>2010</text:p>
          </table:table-cell>
          <table:table-cell office:value-type="string">
            <text:p>tt16422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 - Part 2</text:p>
          </table:table-cell>
          <table:table-cell office:value-type="string">
            <text:p>Harry Potter i Insygnia Śmierci: Część II</text:p>
          </table:table-cell>
          <table:table-cell office:value-type="float" office:value="2011">
            <text:p>2011</text:p>
          </table:table-cell>
          <table:table-cell office:value-type="string">
            <text:p>tt12016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irl with the Dragon Tattoo</text:p>
          </table:table-cell>
          <table:table-cell office:value-type="string">
            <text:p>Dziewczyna z tatuażem</text:p>
          </table:table-cell>
          <table:table-cell office:value-type="float" office:value="2011">
            <text:p>2011</text:p>
          </table:table-cell>
          <table:table-cell office:value-type="string">
            <text:p>tt15683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 2</text:p>
          </table:table-cell>
          <table:table-cell office:value-type="string">
            <text:p>Minionki rozrabiają</text:p>
          </table:table-cell>
          <table:table-cell office:value-type="float" office:value="2011">
            <text:p>2011</text:p>
          </table:table-cell>
          <table:table-cell office:value-type="string">
            <text:p>tt16909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lanet Terror</text:p>
          </table:table-cell>
          <table:table-cell office:value-type="string">
            <text:p>Grindhouse: Planet Terror</text:p>
          </table:table-cell>
          <table:table-cell office:value-type="float" office:value="2007">
            <text:p>2007</text:p>
          </table:table-cell>
          <table:table-cell office:value-type="string">
            <text:p>tt1077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eath Proof</text:p>
          </table:table-cell>
          <table:table-cell office:value-type="float" office:value="2007">
            <text:p>2007</text:p>
          </table:table-cell>
          <table:table-cell office:value-type="string">
            <text:p>tt10285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ting</text:p>
          </table:table-cell>
          <table:table-cell office:value-type="string">
            <text:p>Żądło</text:p>
          </table:table-cell>
          <table:table-cell office:value-type="float" office:value="1973">
            <text:p>1973</text:p>
          </table:table-cell>
          <table:table-cell office:value-type="string">
            <text:p>tt00707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 Pacte des loups</text:p>
          </table:table-cell>
          <table:table-cell office:value-type="string">
            <text:p>Braterstwo wilków</text:p>
          </table:table-cell>
          <table:table-cell office:value-type="float" office:value="2001">
            <text:p>2001</text:p>
          </table:table-cell>
          <table:table-cell office:value-type="string">
            <text:p>tt02375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rty</text:p>
          </table:table-cell>
          <table:table-cell office:value-type="string">
            <text:p>Przyjęcie</text:p>
          </table:table-cell>
          <table:table-cell office:value-type="float" office:value="1968">
            <text:p>1968</text:p>
          </table:table-cell>
          <table:table-cell office:value-type="string">
            <text:p>tt00634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nnie Hall</text:p>
          </table:table-cell>
          <table:table-cell office:value-type="float" office:value="1977">
            <text:p>1977</text:p>
          </table:table-cell>
          <table:table-cell office:value-type="string">
            <text:p>tt00756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zing Saddles</text:p>
          </table:table-cell>
          <table:table-cell office:value-type="string">
            <text:p>Płonące siodła</text:p>
          </table:table-cell>
          <table:table-cell office:value-type="float" office:value="1974">
            <text:p>1974</text:p>
          </table:table-cell>
          <table:table-cell office:value-type="string">
            <text:p>tt00712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in' It</text:p>
          </table:table-cell>
          <table:table-cell office:value-type="string">
            <text:p>Eskapada</text:p>
          </table:table-cell>
          <table:table-cell office:value-type="float" office:value="1983">
            <text:p>1983</text:p>
          </table:table-cell>
          <table:table-cell office:value-type="string">
            <text:p>tt00858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ools' Parade</text:p>
          </table:table-cell>
          <table:table-cell office:value-type="string">
            <text:p>Błędne koło</text:p>
          </table:table-cell>
          <table:table-cell office:value-type="float" office:value="1971">
            <text:p>1971</text:p>
          </table:table-cell>
          <table:table-cell office:value-type="string">
            <text:p>tt006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Herren mit der weißen Weste</text:p>
          </table:table-cell>
          <table:table-cell office:value-type="string">
            <text:p>Dżentelmen w białej kamizelce</text:p>
          </table:table-cell>
          <table:table-cell office:value-type="float" office:value="1970">
            <text:p>1970</text:p>
          </table:table-cell>
          <table:table-cell office:value-type="string">
            <text:p>tt00658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seidon Adventure</text:p>
          </table:table-cell>
          <table:table-cell office:value-type="string">
            <text:p>Tragedia Posejdona</text:p>
          </table:table-cell>
          <table:table-cell office:value-type="float" office:value="1972">
            <text:p>1972</text:p>
          </table:table-cell>
          <table:table-cell office:value-type="string">
            <text:p>tt00691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n't Come Knocking</text:p>
          </table:table-cell>
          <table:table-cell office:value-type="string">
            <text:p>Nie wracaj w te strony</text:p>
          </table:table-cell>
          <table:table-cell office:value-type="float" office:value="2005">
            <text:p>2005</text:p>
          </table:table-cell>
          <table:table-cell office:value-type="string">
            <text:p>tt037780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 by Law</text:p>
          </table:table-cell>
          <table:table-cell office:value-type="string">
            <text:p>Poza prawem</text:p>
          </table:table-cell>
          <table:table-cell office:value-type="float" office:value="1986">
            <text:p>1986</text:p>
          </table:table-cell>
          <table:table-cell office:value-type="string">
            <text:p>tt00909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rench Connection</text:p>
          </table:table-cell>
          <table:table-cell office:value-type="string">
            <text:p>Francuski łącznik</text:p>
          </table:table-cell>
          <table:table-cell office:value-type="float" office:value="1971">
            <text:p>1971</text:p>
          </table:table-cell>
          <table:table-cell office:value-type="string">
            <text:p>tt00671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nzy</text:p>
          </table:table-cell>
          <table:table-cell office:value-type="string">
            <text:p>Szał</text:p>
          </table:table-cell>
          <table:table-cell office:value-type="float" office:value="1972">
            <text:p>1972</text:p>
          </table:table-cell>
          <table:table-cell office:value-type="string">
            <text:p>tt00686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Hell</text:p>
          </table:table-cell>
          <table:table-cell office:value-type="string">
            <text:p>Z piekła rodem</text:p>
          </table:table-cell>
          <table:table-cell office:value-type="float" office:value="2001">
            <text:p>2001</text:p>
          </table:table-cell>
          <table:table-cell office:value-type="string">
            <text:p>tt01206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ast of Eden</text:p>
          </table:table-cell>
          <table:table-cell office:value-type="string">
            <text:p>Na wschód od Edenu</text:p>
          </table:table-cell>
          <table:table-cell office:value-type="float" office:value="1986">
            <text:p>1986</text:p>
          </table:table-cell>
          <table:table-cell office:value-type="string">
            <text:p>tt00916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l mio nome è Nessuno</text:p>
          </table:table-cell>
          <table:table-cell office:value-type="string">
            <text:p>Nazywam się Nobody</text:p>
          </table:table-cell>
          <table:table-cell office:value-type="float" office:value="1973">
            <text:p>1973</text:p>
          </table:table-cell>
          <table:table-cell office:value-type="string">
            <text:p>tt00702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xmäuschenstill</text:p>
          </table:table-cell>
          <table:table-cell office:value-type="string">
            <text:p>Porzadek musi byc!</text:p>
          </table:table-cell>
          <table:table-cell office:value-type="float" office:value="2004">
            <text:p>2004</text:p>
          </table:table-cell>
          <table:table-cell office:value-type="string">
            <text:p>tt03967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ay</text:p>
          </table:table-cell>
          <table:table-cell office:value-type="float" office:value="2004">
            <text:p>2004</text:p>
          </table:table-cell>
          <table:table-cell office:value-type="string">
            <text:p>tt0350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spiria</text:p>
          </table:table-cell>
          <table:table-cell office:value-type="string">
            <text:p>Odgłosy</text:p>
          </table:table-cell>
          <table:table-cell office:value-type="float" office:value="1977">
            <text:p>1977</text:p>
          </table:table-cell>
          <table:table-cell office:value-type="string">
            <text:p>tt00767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Wild Bunch</text:p>
          </table:table-cell>
          <table:table-cell office:value-type="string">
            <text:p>Dzika banda</text:p>
          </table:table-cell>
          <table:table-cell office:value-type="float" office:value="1969">
            <text:p>1969</text:p>
          </table:table-cell>
          <table:table-cell office:value-type="string">
            <text:p>tt006521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iù la testa</text:p>
          </table:table-cell>
          <table:table-cell office:value-type="string">
            <text:p>Garść dynamitu</text:p>
          </table:table-cell>
          <table:table-cell office:value-type="float" office:value="1971">
            <text:p>1971</text:p>
          </table:table-cell>
          <table:table-cell office:value-type="string">
            <text:p>tt0067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paz</text:p>
          </table:table-cell>
          <table:table-cell office:value-type="float" office:value="1969">
            <text:p>1969</text:p>
          </table:table-cell>
          <table:table-cell office:value-type="string">
            <text:p>tt00651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innetou and Shatterhand in the Valley of Death</text:p>
          </table:table-cell>
          <table:table-cell office:value-type="string">
            <text:p>Winnetou w Dolinie Śmierci</text:p>
          </table:table-cell>
          <table:table-cell office:value-type="float" office:value="1968">
            <text:p>1968</text:p>
          </table:table-cell>
          <table:table-cell office:value-type="string">
            <text:p>tt006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Zatoichi</text:p>
          </table:table-cell>
          <table:table-cell office:value-type="float" office:value="2003">
            <text:p>2003</text:p>
          </table:table-cell>
          <table:table-cell office:value-type="string">
            <text:p>tt03632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ri e dispari</text:p>
          </table:table-cell>
          <table:table-cell office:value-type="string">
            <text:p>Hazardowe szaleństwo</text:p>
          </table:table-cell>
          <table:table-cell office:value-type="float" office:value="1978">
            <text:p>1978</text:p>
          </table:table-cell>
          <table:table-cell office:value-type="string">
            <text:p>tt00780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The Ark of Truth</text:p>
          </table:table-cell>
          <table:table-cell office:value-type="string">
            <text:p>Gwiezdne Wrota: Arka Prawdy</text:p>
          </table:table-cell>
          <table:table-cell office:value-type="float" office:value="2008">
            <text:p>2008</text:p>
          </table:table-cell>
          <table:table-cell office:value-type="string">
            <text:p>tt0942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Continuum</text:p>
          </table:table-cell>
          <table:table-cell office:value-type="string">
            <text:p>Gwiezdne Wrota: Continuum</text:p>
          </table:table-cell>
          <table:table-cell office:value-type="float" office:value="2008">
            <text:p>2008</text:p>
          </table:table-cell>
          <table:table-cell office:value-type="string">
            <text:p>tt09296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lice Call 110: The Maverick</text:p>
          </table:table-cell>
          <table:table-cell office:value-type="string">
            <text:p>Telefon 110</text:p>
          </table:table-cell>
          <table:table-cell office:value-type="float" office:value="1980">
            <text:p>1980</text:p>
          </table:table-cell>
          <table:table-cell office:value-type="string">
            <text:p>tt03179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tort: Reifezeugnis</text:p>
          </table:table-cell>
          <table:table-cell office:value-type="string">
            <text:p>Świadectwo dojrzałości</text:p>
          </table:table-cell>
          <table:table-cell office:value-type="float" office:value="1977">
            <text:p>1977</text:p>
          </table:table-cell>
          <table:table-cell office:value-type="string">
            <text:p>tt007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Fantasia to Fantasyland</text:p>
          </table:table-cell>
          <table:table-cell office:value-type="string">
            <text:p>Od Fantazji do Fantasylandu</text:p>
          </table:table-cell>
          <table:table-cell office:value-type="float" office:value="1994">
            <text:p>1994</text:p>
          </table:table-cell>
          <table:table-cell office:value-type="string">
            <text:p>brak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4">
            <text:p>1994</text:p>
          </table:table-cell>
          <table:table-cell office:value-type="string">
            <text:p>tt214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ndora's Clock / Doomsday Virus</text:p>
          </table:table-cell>
          <table:table-cell office:value-type="string">
            <text:p>Zegar Pandory</text:p>
          </table:table-cell>
          <table:table-cell office:value-type="float" office:value="1996">
            <text:p>1996</text:p>
          </table:table-cell>
          <table:table-cell office:value-type="string">
            <text:p>tt011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o, a Chinese Tale </text:p>
          </table:table-cell>
          <table:table-cell office:value-type="string">
            <text:p>Mao, chińska opowieść </text:p>
          </table:table-cell>
          <table:table-cell office:value-type="float" office:value="2006">
            <text:p>2006</text:p>
          </table:table-cell>
          <table:table-cell office:value-type="string">
            <text:p>tt15081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ven Brides for Seven Brothers</text:p>
          </table:table-cell>
          <table:table-cell office:value-type="string">
            <text:p>Siedem narzeczonych dla siedmiu braci</text:p>
          </table:table-cell>
          <table:table-cell office:value-type="float" office:value="1982">
            <text:p>1982</text:p>
          </table:table-cell>
          <table:table-cell office:value-type="string">
            <text:p>tt00834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 office:value-type="string">
            <text:p>przerwa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80">
            <text:p>1980</text:p>
          </table:table-cell>
          <table:table-cell office:value-type="string">
            <text:p>tt00810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reads</text:p>
          </table:table-cell>
          <table:table-cell office:value-type="string">
            <text:p>Threads – Nici</text:p>
          </table:table-cell>
          <table:table-cell office:value-type="float" office:value="1984">
            <text:p>1984</text:p>
          </table:table-cell>
          <table:table-cell office:value-type="string">
            <text:p>tt0090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 4: The Evil Escapes</text:p>
          </table:table-cell>
          <table:table-cell office:value-type="string">
            <text:p>Amityville 4: Zło wymyka się spod kontroli</text:p>
          </table:table-cell>
          <table:table-cell office:value-type="float" office:value="1989">
            <text:p>1989</text:p>
          </table:table-cell>
          <table:table-cell office:value-type="string">
            <text:p>tt00968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Curse</text:p>
          </table:table-cell>
          <table:table-cell office:value-type="string">
            <text:p>Klątwa Amityville</text:p>
          </table:table-cell>
          <table:table-cell office:value-type="float" office:value="1990">
            <text:p>1990</text:p>
          </table:table-cell>
          <table:table-cell office:value-type="string">
            <text:p>tt00990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ritters 3</text:p>
          </table:table-cell>
          <table:table-cell office:value-type="float" office:value="1991">
            <text:p>1991</text:p>
          </table:table-cell>
          <table:table-cell office:value-type="string">
            <text:p>tt0101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men IV: The Awakening</text:p>
          </table:table-cell>
          <table:table-cell office:value-type="string">
            <text:p>Omen IV: Przebudzenie</text:p>
          </table:table-cell>
          <table:table-cell office:value-type="float" office:value="1991">
            <text:p>1991</text:p>
          </table:table-cell>
          <table:table-cell office:value-type="string">
            <text:p>tt01025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: It's About Time</text:p>
          </table:table-cell>
          <table:table-cell office:value-type="string">
            <text:p>Amityville: Najwyższy Czas</text:p>
          </table:table-cell>
          <table:table-cell office:value-type="float" office:value="1992">
            <text:p>1992</text:p>
          </table:table-cell>
          <table:table-cell office:value-type="string">
            <text:p>tt01036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nfinity</text:p>
          </table:table-cell>
          <table:table-cell office:value-type="float" office:value="1991">
            <text:p>1991</text:p>
          </table:table-cell>
          <table:table-cell office:value-type="string">
            <text:p>tt0217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ritters 4</text:p>
          </table:table-cell>
          <table:table-cell office:value-type="float" office:value="1992">
            <text:p>1992</text:p>
          </table:table-cell>
          <table:table-cell office:value-type="string">
            <text:p>tt01016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: A New Generation</text:p>
          </table:table-cell>
          <table:table-cell office:value-type="string">
            <text:p>Amityville: Nowe pokolenie</text:p>
          </table:table-cell>
          <table:table-cell office:value-type="float" office:value="1993">
            <text:p>1993</text:p>
          </table:table-cell>
          <table:table-cell office:value-type="string">
            <text:p>tt0106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2: Aftershocks</text:p>
          </table:table-cell>
          <table:table-cell office:value-type="string">
            <text:p>Tremors 2: Wstrząsy wtórne</text:p>
          </table:table-cell>
          <table:table-cell office:value-type="float" office:value="1996">
            <text:p>1996</text:p>
          </table:table-cell>
          <table:table-cell office:value-type="string">
            <text:p>tt01147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 Dollhouse</text:p>
          </table:table-cell>
          <table:table-cell office:value-type="string">
            <text:p>Domek dla lalek Amityville</text:p>
          </table:table-cell>
          <table:table-cell office:value-type="float" office:value="1996">
            <text:p>1996</text:p>
          </table:table-cell>
          <table:table-cell office:value-type="string">
            <text:p>tt01155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97">
            <text:p>1997</text:p>
          </table:table-cell>
          <table:table-cell office:value-type="string">
            <text:p>tt01182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ndyman 3: Day of the Dead</text:p>
          </table:table-cell>
          <table:table-cell office:value-type="string">
            <text:p>Candyman 3: Dzień zmarłych</text:p>
          </table:table-cell>
          <table:table-cell office:value-type="float" office:value="1999">
            <text:p>1999</text:p>
          </table:table-cell>
          <table:table-cell office:value-type="string">
            <text:p>tt01656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tress Frankenstein</text:p>
          </table:table-cell>
          <table:table-cell office:value-type="string">
            <text:p>Pani Frankenstein</text:p>
          </table:table-cell>
          <table:table-cell office:value-type="float" office:value="2000">
            <text:p>2000</text:p>
          </table:table-cell>
          <table:table-cell office:value-type="string">
            <text:p>tt02452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3: Back to Perfection</text:p>
          </table:table-cell>
          <table:table-cell office:value-type="string">
            <text:p>Tremors 3: Powrót do perfekcji</text:p>
          </table:table-cell>
          <table:table-cell office:value-type="float" office:value="2001">
            <text:p>2001</text:p>
          </table:table-cell>
          <table:table-cell office:value-type="string">
            <text:p>tt02596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ying on Top</text:p>
          </table:table-cell>
          <table:table-cell office:value-type="string">
            <text:p>Utrzymanie się na szczycie</text:p>
          </table:table-cell>
          <table:table-cell office:value-type="float" office:value="2001">
            <text:p>2001</text:p>
          </table:table-cell>
          <table:table-cell office:value-type="string">
            <text:p>tt03060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arrie</text:p>
          </table:table-cell>
          <table:table-cell office:value-type="float" office:value="2002">
            <text:p>2002</text:p>
          </table:table-cell>
          <table:table-cell office:value-type="string">
            <text:p>tt03199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megageile Küken-Farm</text:p>
          </table:table-cell>
          <table:table-cell office:value-type="string">
            <text:p>Die Mega Randy Awesome Chick Farm</text:p>
          </table:table-cell>
          <table:table-cell office:value-type="float" office:value="2002">
            <text:p>2002</text:p>
          </table:table-cell>
          <table:table-cell office:value-type="string">
            <text:p>tt03913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Animatrix</text:p>
          </table:table-cell>
          <table:table-cell office:value-type="float" office:value="2003">
            <text:p>2003</text:p>
          </table:table-cell>
          <table:table-cell office:value-type="string">
            <text:p>tt03288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4: The Legend Begins</text:p>
          </table:table-cell>
          <table:table-cell office:value-type="string">
            <text:p>Tremors 4: Początek legendy</text:p>
          </table:table-cell>
          <table:table-cell office:value-type="float" office:value="2004">
            <text:p>2004</text:p>
          </table:table-cell>
          <table:table-cell office:value-type="string">
            <text:p>tt03345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Christmas Card</text:p>
          </table:table-cell>
          <table:table-cell office:value-type="float" office:value="2006">
            <text:p>2006</text:p>
          </table:table-cell>
          <table:table-cell office:value-type="string">
            <text:p>tt07834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ollow Man 2</text:p>
          </table:table-cell>
          <table:table-cell office:value-type="float" office:value="2006">
            <text:p>2006</text:p>
          </table:table-cell>
          <table:table-cell office:value-type="string">
            <text:p>tt04699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 3: Offspring</text:p>
          </table:table-cell>
          <table:table-cell office:value-type="string">
            <text:p>Anakonda 3: Potomstwo</text:p>
          </table:table-cell>
          <table:table-cell office:value-type="float" office:value="2008">
            <text:p>2008</text:p>
          </table:table-cell>
          <table:table-cell office:value-type="string">
            <text:p>tt11379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rippers vs Zombies</text:p>
          </table:table-cell>
          <table:table-cell office:value-type="string">
            <text:p>Striptizerki kontra Zombie</text:p>
          </table:table-cell>
          <table:table-cell office:value-type="float" office:value="2008">
            <text:p>2008</text:p>
          </table:table-cell>
          <table:table-cell office:value-type="string">
            <text:p>tt09067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Prescription: Murder</text:p>
          </table:table-cell>
          <table:table-cell office:value-type="string">
            <text:p>Columbo: Recepta: Morderstwo</text:p>
          </table:table-cell>
          <table:table-cell office:value-type="float" office:value="1968">
            <text:p>1968</text:p>
          </table:table-cell>
          <table:table-cell office:value-type="string">
            <text:p>tt00614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Ransom for a Dead Man</text:p>
          </table:table-cell>
          <table:table-cell office:value-type="string">
            <text:p>Columbo: Okup za zmarłego</text:p>
          </table:table-cell>
          <table:table-cell office:value-type="float" office:value="1971">
            <text:p>1971</text:p>
          </table:table-cell>
          <table:table-cell office:value-type="string">
            <text:p>tt00669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Wszystko jest w grze</text:p>
          </table:table-cell>
          <table:table-cell office:value-type="string">
            <text:p>Columbo: It's All in the Game</text:p>
          </table:table-cell>
          <table:table-cell office:value-type="float" office:value="1993">
            <text:p>1993</text:p>
          </table:table-cell>
          <table:table-cell office:value-type="string">
            <text:p>tt01065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Butterfly in Shades of Grey</text:p>
          </table:table-cell>
          <table:table-cell office:value-type="string">
            <text:p>Columbo: Motyl w odcieniach szarości</text:p>
          </table:table-cell>
          <table:table-cell office:value-type="float" office:value="1994">
            <text:p>1994</text:p>
          </table:table-cell>
          <table:table-cell office:value-type="string">
            <text:p>tt01094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Undercover</text:p>
          </table:table-cell>
          <table:table-cell office:value-type="string">
            <text:p>Columbo: Pod przykrywką</text:p>
          </table:table-cell>
          <table:table-cell office:value-type="float" office:value="1994">
            <text:p>1994</text:p>
          </table:table-cell>
          <table:table-cell office:value-type="string">
            <text:p>tt311880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Strange Bedfellows</text:p>
          </table:table-cell>
          <table:table-cell office:value-type="string">
            <text:p>Columbo: Dziwne koleżeństwo</text:p>
          </table:table-cell>
          <table:table-cell office:value-type="float" office:value="1995">
            <text:p>1995</text:p>
          </table:table-cell>
          <table:table-cell office:value-type="string">
            <text:p>tt0112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A Trace of Murder</text:p>
          </table:table-cell>
          <table:table-cell office:value-type="string">
            <text:p>Columbo: Ślad morderstwa</text:p>
          </table:table-cell>
          <table:table-cell office:value-type="float" office:value="1997">
            <text:p>1997</text:p>
          </table:table-cell>
          <table:table-cell office:value-type="string">
            <text:p>tt01188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Ashes to Ashes</text:p>
          </table:table-cell>
          <table:table-cell office:value-type="string">
            <text:p>Columbo: Z prochu powstałeś w proch się obrócisz</text:p>
          </table:table-cell>
          <table:table-cell office:value-type="float" office:value="1998">
            <text:p>1998</text:p>
          </table:table-cell>
          <table:table-cell office:value-type="string">
            <text:p>tt014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Murder with Too Many Notes</text:p>
          </table:table-cell>
          <table:table-cell office:value-type="string">
            <text:p>Columbo: Morderstwo ze zbyt wieloma notatkami</text:p>
          </table:table-cell>
          <table:table-cell office:value-type="float" office:value="2001">
            <text:p>2001</text:p>
          </table:table-cell>
          <table:table-cell office:value-type="string">
            <text:p>tt0182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Likes the Nightlife</text:p>
          </table:table-cell>
          <table:table-cell office:value-type="string">
            <text:p>Columbo lubi nocne życie</text:p>
          </table:table-cell>
          <table:table-cell office:value-type="float" office:value="2003">
            <text:p>2003</text:p>
          </table:table-cell>
          <table:table-cell office:value-type="string">
            <text:p>tt03066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2">
            <text:p>1992</text:p>
          </table:table-cell>
          <table:table-cell office:value-type="string">
            <text:p>tt07281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6">
            <text:p>1996</text:p>
          </table:table-cell>
          <table:table-cell office:value-type="string">
            <text:p>tt11526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8">
            <text:p>1998</text:p>
          </table:table-cell>
          <table:table-cell office:value-type="string">
            <text:p>tt23935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4">
            <text:p>2004</text:p>
          </table:table-cell>
          <table:table-cell office:value-type="string">
            <text:p>tt072883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8">
            <text:p>2008</text:p>
          </table:table-cell>
          <table:table-cell office:value-type="string">
            <text:p>tt12687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</text:p>
          </table:table-cell>
          <table:table-cell office:value-type="float" office:value="1985">
            <text:p>1985</text:p>
          </table:table-cell>
          <table:table-cell office:value-type="string">
            <text:p>tt02350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I</text:p>
          </table:table-cell>
          <table:table-cell office:value-type="float" office:value="1986">
            <text:p>1986</text:p>
          </table:table-cell>
          <table:table-cell office:value-type="string">
            <text:p>tt02486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II</text:p>
          </table:table-cell>
          <table:table-cell office:value-type="float" office:value="1987">
            <text:p>1987</text:p>
          </table:table-cell>
          <table:table-cell office:value-type="string">
            <text:p>tt0250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V</text:p>
          </table:table-cell>
          <table:table-cell office:value-type="float" office:value="1988">
            <text:p>1988</text:p>
          </table:table-cell>
          <table:table-cell office:value-type="string">
            <text:p>tt0252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</text:p>
          </table:table-cell>
          <table:table-cell office:value-type="float" office:value="1989">
            <text:p>1989</text:p>
          </table:table-cell>
          <table:table-cell office:value-type="string">
            <text:p>tt02329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</text:p>
          </table:table-cell>
          <table:table-cell office:value-type="float" office:value="1990">
            <text:p>1990</text:p>
          </table:table-cell>
          <table:table-cell office:value-type="string">
            <text:p>tt02521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I</text:p>
          </table:table-cell>
          <table:table-cell office:value-type="float" office:value="1991">
            <text:p>1991</text:p>
          </table:table-cell>
          <table:table-cell office:value-type="string">
            <text:p>tt02521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II</text:p>
          </table:table-cell>
          <table:table-cell office:value-type="float" office:value="1992">
            <text:p>1992</text:p>
          </table:table-cell>
          <table:table-cell office:value-type="string">
            <text:p>tt0245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X</text:p>
          </table:table-cell>
          <table:table-cell office:value-type="float" office:value="1993">
            <text:p>1993</text:p>
          </table:table-cell>
          <table:table-cell office:value-type="string">
            <text:p>tt02521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X</text:p>
          </table:table-cell>
          <table:table-cell office:value-type="float" office:value="1994">
            <text:p>1994</text:p>
          </table:table-cell>
          <table:table-cell office:value-type="string">
            <text:p>tt02521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XII</text:p>
          </table:table-cell>
          <table:table-cell office:value-type="float" office:value="1996">
            <text:p>1996</text:p>
          </table:table-cell>
          <table:table-cell office:value-type="string">
            <text:p>tt02514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1: The Master)</text:p>
          </table:table-cell>
          <table:table-cell office:value-type="string">
            <text:p>Buffy: Pogromca wampirów (Sezon 1: Mistrz)</text:p>
          </table:table-cell>
          <table:table-cell office:value-type="float" office:value="1997">
            <text:p>1997</text:p>
          </table:table-cell>
          <table:table-cell office:value-type="string">
            <text:p>tt01182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2: Angelus)</text:p>
          </table:table-cell>
          <table:table-cell office:value-type="string">
            <text:p>Buffy: Pogromca wampirów (Sezon 2: Angelus)</text:p>
          </table:table-cell>
          <table:table-cell office:value-type="float" office:value="1997">
            <text:p>1997</text:p>
          </table:table-cell>
          <table:table-cell office:value-type="string">
            <text:p>tt0118276/tt05334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3: The Mayor)</text:p>
          </table:table-cell>
          <table:table-cell office:value-type="string">
            <text:p>Buffy: Pogromca wampirów (Sezon 3: Burmistrz)</text:p>
          </table:table-cell>
          <table:table-cell office:value-type="float" office:value="1998">
            <text:p>1998</text:p>
          </table:table-cell>
          <table:table-cell office:value-type="string">
            <text:p>/tt05333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4: The Initiative)</text:p>
          </table:table-cell>
          <table:table-cell office:value-type="string">
            <text:p>Buffy: Pogromca wampirów (Sezon 4: Inicjatywa)</text:p>
          </table:table-cell>
          <table:table-cell office:value-type="float" office:value="1999">
            <text:p>1999</text:p>
          </table:table-cell>
          <table:table-cell office:value-type="string">
            <text:p>/tt0533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5: Glory)</text:p>
          </table:table-cell>
          <table:table-cell office:value-type="string">
            <text:p>Buffy: Pogromca wampirów (Sezon 5: Chwała)</text:p>
          </table:table-cell>
          <table:table-cell office:value-type="float" office:value="2000">
            <text:p>2000</text:p>
          </table:table-cell>
          <table:table-cell office:value-type="string">
            <text:p>/tt05334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6: Life)</text:p>
          </table:table-cell>
          <table:table-cell office:value-type="string">
            <text:p>Buffy: Pogromca wampirów (Sezon 6: Mistrz)</text:p>
          </table:table-cell>
          <table:table-cell office:value-type="float" office:value="2001">
            <text:p>2001</text:p>
          </table:table-cell>
          <table:table-cell office:value-type="string">
            <text:p>/tt0533394</text:p>
          </table:table-cell>
          <table:table-cell table:style-name="Default" office:value-type="string">
            <text:p>tytuł polski do poprawy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>
            <text:p>Buffy the Vampire Slayer (Season 7: The First Evil)</text:p>
          </table:table-cell>
          <table:table-cell office:value-type="string">
            <text:p>Buffy: Pogromca wampirów (Sezon 7: Mistrz)</text:p>
          </table:table-cell>
          <table:table-cell office:value-type="float" office:value="2002">
            <text:p>2002</text:p>
          </table:table-cell>
          <table:table-cell office:value-type="string">
            <text:p>/tt0533452</text:p>
          </table:table-cell>
          <table:table-cell table:style-name="Default" office:value-type="string">
            <text:p>tytuł polski do poprawy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>
            <text:p>Angel (Season 1)</text:p>
          </table:table-cell>
          <table:table-cell office:value-type="string">
            <text:p>Angel (Sezon 1)</text:p>
          </table:table-cell>
          <table:table-cell office:value-type="float" office:value="1999">
            <text:p>1999</text:p>
          </table:table-cell>
          <table:table-cell office:value-type="string">
            <text:p>tt0162065/tt05128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2)</text:p>
          </table:table-cell>
          <table:table-cell office:value-type="string">
            <text:p>Angel (Sezon 2)</text:p>
          </table:table-cell>
          <table:table-cell office:value-type="float" office:value="2000">
            <text:p>2000</text:p>
          </table:table-cell>
          <table:table-cell office:value-type="string">
            <text:p>tt0512867</text:p>
          </table:table-cell>
          <table:table-cell table:style-name="Default" table:number-columns-repeated="4"/>
          <table:table-cell table:number-columns-repeated="20"/>
        </table:table-row>
        <table:table-row table:style-name="ro1" table:number-rows-repeated="80">
          <table:table-cell table:number-columns-repeated="4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8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9">19.11.2024</text:date>, <text:time>13:2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2H8M42S</meta:editing-duration>
    <meta:editing-cycles>1073</meta:editing-cycles>
    <meta:generator>OpenOffice/4.1.15$Win32 OpenOffice.org_project/4115m2$Build-9813</meta:generator>
    <dc:date>2024-11-19T13:26:15.06</dc:date>
    <dc:creator>Paweł Dimitriu</dc:creator>
    <meta:document-statistic meta:table-count="3" meta:cell-count="3542" meta:object-count="0"/>
    <meta:user-defined meta:name="Info 1"/>
    <meta:user-defined meta:name="Info 2"/>
    <meta:user-defined meta:name="Info 3"/>
    <meta:user-defined meta:name="Info 4"/>
  </office:meta>
</office:document-meta>
</file>